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2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7.692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86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10.45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2.18cm"/>
    </style:style>
    <style:style style:name="co21" style:family="table-column">
      <style:table-column-properties fo:break-before="auto" style:column-width="2.221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9.366cm"/>
    </style:style>
    <style:style style:name="co25" style:family="table-column">
      <style:table-column-properties fo:break-before="auto" style:column-width="11.282cm"/>
    </style:style>
    <style:style style:name="co26" style:family="table-column">
      <style:table-column-properties fo:break-before="auto" style:column-width="9.906cm"/>
    </style:style>
    <style:style style:name="co27" style:family="table-column">
      <style:table-column-properties fo:break-before="auto" style:column-width="7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5"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6" office:value-type="string" calcext:value-type="string">
            <text:p>/.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 function</text:p>
          </table:table-cell>
          <table:table-cell table:style-name="ce1" office:value-type="string" calcext:value-type="string">
            <text:p>ident</text:p>
          </table:table-cell>
          <table:table-cell table:style-name="ce1" office:value-type="string" calcext:value-type="string">
            <text:p>template file nam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git_path</text:p>
          </table:table-cell>
          <table:table-cell table:style-name="ce1" office:value-type="string" calcext:value-type="string">
            <text:p>download/copy URL</text:p>
          </table:table-cell>
          <table:table-cell table:style-name="ce1" office:value-type="string" calcext:value-type="string">
            <text:p>link descarga</text:p>
          </table:table-cell>
        </table:table-row>
        <table:table-row table:style-name="ro1">
          <table:table-cell table:style-name="ce3" table:number-columns-repeated="5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>
            <text:p/>
          </table:table-cell>
          <table:table-cell table:style-name="ce8" table:formula="of:=IF(LEN([.G2])&gt;0;HYPERLINK([.G2];[.C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])&gt;0;CONCATENATE([$Parameters.$B$3];[.F3];[$Parameters.$B$4];[.C3]);&quot;&quot;)">
            <text:p/>
          </table:table-cell>
          <table:table-cell table:style-name="ce8" table:formula="of:=IF(LEN([.G3])&gt;0;HYPERLINK([.G3];[.C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4])&gt;0;CONCATENATE([$Parameters.$B$3];[.F4];[$Parameters.$B$4];[.C4]);&quot;&quot;)">
            <text:p/>
          </table:table-cell>
          <table:table-cell table:style-name="ce8" table:formula="of:=IF(LEN([.G4])&gt;0;HYPERLINK([.G4];[.C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3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3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3" office:value-type="string" calcext:value-type="string">
            <text:p>01_Sent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the information sent to the counterpar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2_Received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the information received from the counterpart</text:p>
          </table:table-cell>
          <table:table-cell table:number-columns-repeated="1004"/>
        </table:table-row>
        <table:table-row table:style-name="ro1">
          <table:table-cell table:style-name="ce3" table:number-columns-repeated="18"/>
          <table:table-cell table:style-name="ce3" table:content-validation-name="val1" table:number-columns-repeated="2"/>
          <table:table-cell table:number-columns-repeated="1004"/>
        </table:table-row>
        <table:table-row table:style-name="ro1" table:number-rows-repeated="9">
          <table:table-cell table:style-name="ce3" table:number-columns-repeated="18"/>
          <table:table-cell table:style-name="ce3" table:content-validation-name="val1"/>
          <table:table-cell table:style-name="ce3"/>
          <table:table-cell table:number-columns-repeated="1004"/>
        </table:table-row>
        <table:table-row table:style-name="ro1" table:number-rows-repeated="2">
          <table:table-cell table:style-name="ce3" table:number-columns-repeated="18"/>
          <table:table-cell table:style-name="ce3" table:content-validation-name="val1" table:number-columns-repeated="2"/>
          <table:table-cell table:number-columns-repeated="1004"/>
        </table:table-row>
        <table:table-row table:style-name="ro1">
          <table:table-cell table:style-name="ce3" table:number-columns-repeated="18"/>
          <table:table-cell table:style-name="ce3" table:content-validation-name="val1"/>
          <table:table-cell table:style-name="ce3"/>
          <table:table-cell table:number-columns-repeated="1004"/>
        </table:table-row>
        <table:table-row table:style-name="ro1" table:number-rows-repeated="2">
          <table:table-cell table:style-name="ce3" table:number-columns-repeated="18"/>
          <table:table-cell table:style-name="ce3" table:content-validation-name="val1" table:number-columns-repeated="2"/>
          <table:table-cell table:number-columns-repeated="1004"/>
        </table:table-row>
        <table:table-row table:style-name="ro1" table:number-rows-repeated="83">
          <table:table-cell table:style-name="ce3" table:number-columns-repeated="18"/>
          <table:table-cell table:style-name="ce3" table:content-validation-name="val1"/>
          <table:table-cell table:style-name="ce3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01_Sent" calcext:value-type="string">
            <text:p>01_Sent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01_Sent" calcext:value-type="string">
            <text:p>01_Sent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01_Sent" calcext:value-type="string">
            <text:p>01_Sent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01_Sent" calcext:value-type="string">
            <text:p>01_Sent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01_Sent" calcext:value-type="string">
            <text:p>01_Sent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01_Sent" calcext:value-type="string">
            <text:p>01_Sent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01_Sent" calcext:value-type="string">
            <text:p>01_Sent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01_Sent" calcext:value-type="string">
            <text:p>01_Sent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01_Sent" calcext:value-type="string">
            <text:p>01_Sent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01_Sent" calcext:value-type="string">
            <text:p>01_Sent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01_Sent" calcext:value-type="string">
            <text:p>01_Sent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01_Sent" calcext:value-type="string">
            <text:p>01_Sent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01_Sent" calcext:value-type="string">
            <text:p>01_Sent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01_Sent" calcext:value-type="string">
            <text:p>01_Sent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01_Sent" calcext:value-type="string">
            <text:p>01_Sent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01_Sent" calcext:value-type="string">
            <text:p>01_Sent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01_Sent" calcext:value-type="string">
            <text:p>01_Sent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01_Sent" calcext:value-type="string">
            <text:p>/01_Sent</text:p>
          </table:table-cell>
          <table:table-cell table:style-name="ce14" table:formula="of:=IF(LEN([StructureEdit.T2])&gt;0;[StructureEdit.T2];&quot;&quot;)" office:value-type="string" office:string-value="Contains the information sent to the counterpart" calcext:value-type="string">
            <text:p>Contains the information sent to the counterpart</text:p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02_Received" calcext:value-type="string">
            <text:p>02_Received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02_Received" calcext:value-type="string">
            <text:p>02_Received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02_Received" calcext:value-type="string">
            <text:p>02_Received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02_Received" calcext:value-type="string">
            <text:p>02_Received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02_Received" calcext:value-type="string">
            <text:p>02_Received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02_Received" calcext:value-type="string">
            <text:p>02_Received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02_Received" calcext:value-type="string">
            <text:p>02_Received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02_Received" calcext:value-type="string">
            <text:p>02_Received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02_Received" calcext:value-type="string">
            <text:p>02_Received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02_Received" calcext:value-type="string">
            <text:p>02_Received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02_Received" calcext:value-type="string">
            <text:p>02_Received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02_Received" calcext:value-type="string">
            <text:p>02_Received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02_Received" calcext:value-type="string">
            <text:p>02_Received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02_Received" calcext:value-type="string">
            <text:p>02_Received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02_Received" calcext:value-type="string">
            <text:p>02_Received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02_Received" calcext:value-type="string">
            <text:p>02_Received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02_Received" calcext:value-type="string">
            <text:p>/02_Received</text:p>
          </table:table-cell>
          <table:table-cell table:style-name="ce14" table:formula="of:=IF(LEN([StructureEdit.T3])&gt;0;[StructureEdit.T3];&quot;&quot;)" office:value-type="string" office:string-value="Contains the information received from the counterpart" calcext:value-type="string">
            <text:p>Contains the information received from the counterpart</text:p>
          </table:table-cell>
          <table:table-cell table:style-name="ce7" table:formula="of:=IF(LEN([StructureEdit.S3])&gt;0;[StructureEdit.S3];&quot;&quot;)">
            <text:p/>
          </table:table-cell>
          <table:table-cell table:style-name="ce7" table:formula="of:=IF(LEN([.T3])&gt;0;VLOOKUP([.T3];[$Templates.$A$2:.$H$100];7;0);&quot;&quot;)">
            <text:p/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02_Received" calcext:value-type="string">
            <text:p>02_Received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02_Received" calcext:value-type="string">
            <text:p>02_Received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02_Received" calcext:value-type="string">
            <text:p>02_Received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02_Received" calcext:value-type="string">
            <text:p>02_Received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02_Received" calcext:value-type="string">
            <text:p>02_Received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02_Received" calcext:value-type="string">
            <text:p>02_Received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02_Received" calcext:value-type="string">
            <text:p>02_Received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02_Received" calcext:value-type="string">
            <text:p>02_Received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02_Received" calcext:value-type="string">
            <text:p>02_Received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02_Received" calcext:value-type="string">
            <text:p>02_Received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02_Received" calcext:value-type="string">
            <text:p>02_Received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02_Received" calcext:value-type="string">
            <text:p>02_Received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02_Received" calcext:value-type="string">
            <text:p>02_Received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02_Received" calcext:value-type="string">
            <text:p>02_Received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02_Received" calcext:value-type="string">
            <text:p>02_Received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02_Received" calcext:value-type="string">
            <text:p>02_Received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>
            <text:p/>
          </table:table-cell>
          <table:table-cell table:style-name="ce14" table:formula="of:=IF(LEN([StructureEdit.T4])&gt;0;[StructureEdit.T4];&quot;&quot;)">
            <text:p/>
          </table:table-cell>
          <table:table-cell table:style-name="ce7" table:formula="of:=IF(LEN([StructureEdit.S4])&gt;0;[StructureEdit.S4];&quot;&quot;)">
            <text:p/>
          </table:table-cell>
          <table:table-cell table:style-name="ce7" table:formula="of:=IF(LEN([.T4])&gt;0;VLOOKUP([.T4];[$Templates.$A$2:.$H$100];7;0);&quot;&quot;)">
            <text:p/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2_Received" calcext:value-type="string">
            <text:p>02_Received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2_Received" calcext:value-type="string">
            <text:p>02_Received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2_Received" calcext:value-type="string">
            <text:p>02_Received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2_Received" calcext:value-type="string">
            <text:p>02_Received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2_Received" calcext:value-type="string">
            <text:p>02_Received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2_Received" calcext:value-type="string">
            <text:p>02_Received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2_Received" calcext:value-type="string">
            <text:p>02_Received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2_Received" calcext:value-type="string">
            <text:p>02_Received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2_Received" calcext:value-type="string">
            <text:p>02_Received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2_Received" calcext:value-type="string">
            <text:p>02_Received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2_Received" calcext:value-type="string">
            <text:p>02_Received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2_Received" calcext:value-type="string">
            <text:p>02_Received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2_Received" calcext:value-type="string">
            <text:p>02_Received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2_Received" calcext:value-type="string">
            <text:p>02_Received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2_Received" calcext:value-type="string">
            <text:p>02_Received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2_Received" calcext:value-type="string">
            <text:p>02_Received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>
            <text:p/>
          </table:table-cell>
          <table:table-cell table:style-name="ce14" table:formula="of:=IF(LEN([StructureEdit.T5])&gt;0;[StructureEdit.T5];&quot;&quot;)">
            <text:p/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2_Received" calcext:value-type="string">
            <text:p>02_Received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2_Received" calcext:value-type="string">
            <text:p>02_Received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2_Received" calcext:value-type="string">
            <text:p>02_Received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2_Received" calcext:value-type="string">
            <text:p>02_Received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2_Received" calcext:value-type="string">
            <text:p>02_Received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2_Received" calcext:value-type="string">
            <text:p>02_Received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2_Received" calcext:value-type="string">
            <text:p>02_Received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2_Received" calcext:value-type="string">
            <text:p>02_Received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2_Received" calcext:value-type="string">
            <text:p>02_Received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2_Received" calcext:value-type="string">
            <text:p>02_Received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2_Received" calcext:value-type="string">
            <text:p>02_Received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2_Received" calcext:value-type="string">
            <text:p>02_Received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2_Received" calcext:value-type="string">
            <text:p>02_Received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2_Received" calcext:value-type="string">
            <text:p>02_Received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2_Received" calcext:value-type="string">
            <text:p>02_Received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2_Received" calcext:value-type="string">
            <text:p>02_Received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>
            <text:p/>
          </table:table-cell>
          <table:table-cell table:style-name="ce14" table:formula="of:=IF(LEN([StructureEdit.T6])&gt;0;[StructureEdit.T6];&quot;&quot;)">
            <text:p/>
          </table:table-cell>
          <table:table-cell table:style-name="ce7" table:formula="of:=IF(LEN([StructureEdit.S6])&gt;0;[StructureEdit.S6];&quot;&quot;)">
            <text:p/>
          </table:table-cell>
          <table:table-cell table:style-name="ce7" table:formula="of:=IF(LEN([.T6])&gt;0;VLOOKUP([.T6];[$Templates.$A$2:.$H$100];7;0);&quot;&quot;)">
            <text:p/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2_Received" calcext:value-type="string">
            <text:p>02_Received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2_Received" calcext:value-type="string">
            <text:p>02_Received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2_Received" calcext:value-type="string">
            <text:p>02_Received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2_Received" calcext:value-type="string">
            <text:p>02_Received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2_Received" calcext:value-type="string">
            <text:p>02_Received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2_Received" calcext:value-type="string">
            <text:p>02_Received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2_Received" calcext:value-type="string">
            <text:p>02_Received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2_Received" calcext:value-type="string">
            <text:p>02_Received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2_Received" calcext:value-type="string">
            <text:p>02_Received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2_Received" calcext:value-type="string">
            <text:p>02_Received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2_Received" calcext:value-type="string">
            <text:p>02_Received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2_Received" calcext:value-type="string">
            <text:p>02_Received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2_Received" calcext:value-type="string">
            <text:p>02_Received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2_Received" calcext:value-type="string">
            <text:p>02_Received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2_Received" calcext:value-type="string">
            <text:p>02_Received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2_Received" calcext:value-type="string">
            <text:p>02_Received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>
            <text:p/>
          </table:table-cell>
          <table:table-cell table:style-name="ce14" table:formula="of:=IF(LEN([StructureEdit.T7])&gt;0;[StructureEdit.T7];&quot;&quot;)">
            <text:p/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2_Received" calcext:value-type="string">
            <text:p>02_Received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2_Received" calcext:value-type="string">
            <text:p>02_Received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2_Received" calcext:value-type="string">
            <text:p>02_Received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2_Received" calcext:value-type="string">
            <text:p>02_Received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2_Received" calcext:value-type="string">
            <text:p>02_Received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2_Received" calcext:value-type="string">
            <text:p>02_Received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2_Received" calcext:value-type="string">
            <text:p>02_Received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2_Received" calcext:value-type="string">
            <text:p>02_Received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2_Received" calcext:value-type="string">
            <text:p>02_Received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2_Received" calcext:value-type="string">
            <text:p>02_Received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2_Received" calcext:value-type="string">
            <text:p>02_Received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2_Received" calcext:value-type="string">
            <text:p>02_Received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2_Received" calcext:value-type="string">
            <text:p>02_Received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2_Received" calcext:value-type="string">
            <text:p>02_Received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2_Received" calcext:value-type="string">
            <text:p>02_Received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2_Received" calcext:value-type="string">
            <text:p>02_Received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>
            <text:p/>
          </table:table-cell>
          <table:table-cell table:style-name="ce14" table:formula="of:=IF(LEN([StructureEdit.T8])&gt;0;[StructureEdit.T8];&quot;&quot;)">
            <text:p/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2_Received" calcext:value-type="string">
            <text:p>02_Received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2_Received" calcext:value-type="string">
            <text:p>02_Received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2_Received" calcext:value-type="string">
            <text:p>02_Received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2_Received" calcext:value-type="string">
            <text:p>02_Received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2_Received" calcext:value-type="string">
            <text:p>02_Received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2_Received" calcext:value-type="string">
            <text:p>02_Received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2_Received" calcext:value-type="string">
            <text:p>02_Received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2_Received" calcext:value-type="string">
            <text:p>02_Received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2_Received" calcext:value-type="string">
            <text:p>02_Received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2_Received" calcext:value-type="string">
            <text:p>02_Received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2_Received" calcext:value-type="string">
            <text:p>02_Received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2_Received" calcext:value-type="string">
            <text:p>02_Received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2_Received" calcext:value-type="string">
            <text:p>02_Received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2_Received" calcext:value-type="string">
            <text:p>02_Received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2_Received" calcext:value-type="string">
            <text:p>02_Received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2_Received" calcext:value-type="string">
            <text:p>02_Received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>
            <text:p/>
          </table:table-cell>
          <table:table-cell table:style-name="ce14" table:formula="of:=IF(LEN([StructureEdit.T9])&gt;0;[StructureEdit.T9];&quot;&quot;)">
            <text:p/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2_Received" calcext:value-type="string">
            <text:p>02_Received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2_Received" calcext:value-type="string">
            <text:p>02_Received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2_Received" calcext:value-type="string">
            <text:p>02_Received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2_Received" calcext:value-type="string">
            <text:p>02_Received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2_Received" calcext:value-type="string">
            <text:p>02_Received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2_Received" calcext:value-type="string">
            <text:p>02_Received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2_Received" calcext:value-type="string">
            <text:p>02_Received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2_Received" calcext:value-type="string">
            <text:p>02_Received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2_Received" calcext:value-type="string">
            <text:p>02_Received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2_Received" calcext:value-type="string">
            <text:p>02_Received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2_Received" calcext:value-type="string">
            <text:p>02_Received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2_Received" calcext:value-type="string">
            <text:p>02_Received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2_Received" calcext:value-type="string">
            <text:p>02_Received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2_Received" calcext:value-type="string">
            <text:p>02_Received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2_Received" calcext:value-type="string">
            <text:p>02_Received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2_Received" calcext:value-type="string">
            <text:p>02_Received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>
            <text:p/>
          </table:table-cell>
          <table:table-cell table:style-name="ce14" table:formula="of:=IF(LEN([StructureEdit.T10])&gt;0;[StructureEdit.T10];&quot;&quot;)">
            <text:p/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2_Received" calcext:value-type="string">
            <text:p>02_Received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2_Received" calcext:value-type="string">
            <text:p>02_Received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2_Received" calcext:value-type="string">
            <text:p>02_Received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2_Received" calcext:value-type="string">
            <text:p>02_Received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2_Received" calcext:value-type="string">
            <text:p>02_Received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2_Received" calcext:value-type="string">
            <text:p>02_Received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2_Received" calcext:value-type="string">
            <text:p>02_Received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2_Received" calcext:value-type="string">
            <text:p>02_Received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2_Received" calcext:value-type="string">
            <text:p>02_Received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2_Received" calcext:value-type="string">
            <text:p>02_Received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2_Received" calcext:value-type="string">
            <text:p>02_Received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2_Received" calcext:value-type="string">
            <text:p>02_Received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2_Received" calcext:value-type="string">
            <text:p>02_Received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2_Received" calcext:value-type="string">
            <text:p>02_Received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2_Received" calcext:value-type="string">
            <text:p>02_Received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2_Received" calcext:value-type="string">
            <text:p>02_Received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>
            <text:p/>
          </table:table-cell>
          <table:table-cell table:style-name="ce14" table:formula="of:=IF(LEN([StructureEdit.T11])&gt;0;[StructureEdit.T11];&quot;&quot;)">
            <text:p/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2_Received" calcext:value-type="string">
            <text:p>02_Received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2_Received" calcext:value-type="string">
            <text:p>02_Received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2_Received" calcext:value-type="string">
            <text:p>02_Received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2_Received" calcext:value-type="string">
            <text:p>02_Received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2_Received" calcext:value-type="string">
            <text:p>02_Received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2_Received" calcext:value-type="string">
            <text:p>02_Received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2_Received" calcext:value-type="string">
            <text:p>02_Received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2_Received" calcext:value-type="string">
            <text:p>02_Received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2_Received" calcext:value-type="string">
            <text:p>02_Received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2_Received" calcext:value-type="string">
            <text:p>02_Received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2_Received" calcext:value-type="string">
            <text:p>02_Received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2_Received" calcext:value-type="string">
            <text:p>02_Received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2_Received" calcext:value-type="string">
            <text:p>02_Received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2_Received" calcext:value-type="string">
            <text:p>02_Received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2_Received" calcext:value-type="string">
            <text:p>02_Received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2_Received" calcext:value-type="string">
            <text:p>02_Received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>
            <text:p/>
          </table:table-cell>
          <table:table-cell table:style-name="ce14" table:formula="of:=IF(LEN([StructureEdit.T12])&gt;0;[StructureEdit.T12];&quot;&quot;)">
            <text:p/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2_Received" calcext:value-type="string">
            <text:p>02_Received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2_Received" calcext:value-type="string">
            <text:p>02_Received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2_Received" calcext:value-type="string">
            <text:p>02_Received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2_Received" calcext:value-type="string">
            <text:p>02_Received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2_Received" calcext:value-type="string">
            <text:p>02_Received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2_Received" calcext:value-type="string">
            <text:p>02_Received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2_Received" calcext:value-type="string">
            <text:p>02_Received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2_Received" calcext:value-type="string">
            <text:p>02_Received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2_Received" calcext:value-type="string">
            <text:p>02_Received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2_Received" calcext:value-type="string">
            <text:p>02_Received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2_Received" calcext:value-type="string">
            <text:p>02_Received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2_Received" calcext:value-type="string">
            <text:p>02_Received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2_Received" calcext:value-type="string">
            <text:p>02_Received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2_Received" calcext:value-type="string">
            <text:p>02_Received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2_Received" calcext:value-type="string">
            <text:p>02_Received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2_Received" calcext:value-type="string">
            <text:p>02_Received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>
            <text:p/>
          </table:table-cell>
          <table:table-cell table:style-name="ce14" table:formula="of:=IF(LEN([StructureEdit.T13])&gt;0;[StructureEdit.T13];&quot;&quot;)">
            <text:p/>
          </table:table-cell>
          <table:table-cell table:style-name="ce7" table:formula="of:=IF(LEN([StructureEdit.S13])&gt;0;[StructureEdit.S13];&quot;&quot;)">
            <text:p/>
          </table:table-cell>
          <table:table-cell table:style-name="ce7" table:formula="of:=IF(LEN([.T13])&gt;0;VLOOKUP([.T13];[$Templates.$A$2:.$H$100];7;0);&quot;&quot;)">
            <text:p/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2_Received" calcext:value-type="string">
            <text:p>02_Received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2_Received" calcext:value-type="string">
            <text:p>02_Received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2_Received" calcext:value-type="string">
            <text:p>02_Received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2_Received" calcext:value-type="string">
            <text:p>02_Received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2_Received" calcext:value-type="string">
            <text:p>02_Received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2_Received" calcext:value-type="string">
            <text:p>02_Received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2_Received" calcext:value-type="string">
            <text:p>02_Received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2_Received" calcext:value-type="string">
            <text:p>02_Received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2_Received" calcext:value-type="string">
            <text:p>02_Received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2_Received" calcext:value-type="string">
            <text:p>02_Received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2_Received" calcext:value-type="string">
            <text:p>02_Received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2_Received" calcext:value-type="string">
            <text:p>02_Received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2_Received" calcext:value-type="string">
            <text:p>02_Received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2_Received" calcext:value-type="string">
            <text:p>02_Received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2_Received" calcext:value-type="string">
            <text:p>02_Received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2_Received" calcext:value-type="string">
            <text:p>02_Received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2_Received" calcext:value-type="string">
            <text:p>02_Received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2_Received" calcext:value-type="string">
            <text:p>02_Received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2_Received" calcext:value-type="string">
            <text:p>02_Received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2_Received" calcext:value-type="string">
            <text:p>02_Received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2_Received" calcext:value-type="string">
            <text:p>02_Received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2_Received" calcext:value-type="string">
            <text:p>02_Received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2_Received" calcext:value-type="string">
            <text:p>02_Received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2_Received" calcext:value-type="string">
            <text:p>02_Received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2_Received" calcext:value-type="string">
            <text:p>02_Received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2_Received" calcext:value-type="string">
            <text:p>02_Received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2_Received" calcext:value-type="string">
            <text:p>02_Received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2_Received" calcext:value-type="string">
            <text:p>02_Received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2_Received" calcext:value-type="string">
            <text:p>02_Received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2_Received" calcext:value-type="string">
            <text:p>02_Received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2_Received" calcext:value-type="string">
            <text:p>02_Received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2_Received" calcext:value-type="string">
            <text:p>02_Received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2_Received" calcext:value-type="string">
            <text:p>02_Received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2_Received" calcext:value-type="string">
            <text:p>02_Received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2_Received" calcext:value-type="string">
            <text:p>02_Received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2_Received" calcext:value-type="string">
            <text:p>02_Received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2_Received" calcext:value-type="string">
            <text:p>02_Received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2_Received" calcext:value-type="string">
            <text:p>02_Received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2_Received" calcext:value-type="string">
            <text:p>02_Received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2_Received" calcext:value-type="string">
            <text:p>02_Received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2_Received" calcext:value-type="string">
            <text:p>02_Received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2_Received" calcext:value-type="string">
            <text:p>02_Received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2_Received" calcext:value-type="string">
            <text:p>02_Received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2_Received" calcext:value-type="string">
            <text:p>02_Received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2_Received" calcext:value-type="string">
            <text:p>02_Received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2_Received" calcext:value-type="string">
            <text:p>02_Received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2_Received" calcext:value-type="string">
            <text:p>02_Received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2_Received" calcext:value-type="string">
            <text:p>02_Received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2_Received" calcext:value-type="string">
            <text:p>02_Received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2_Received" calcext:value-type="string">
            <text:p>02_Received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2_Received" calcext:value-type="string">
            <text:p>02_Received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2_Received" calcext:value-type="string">
            <text:p>02_Received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2_Received" calcext:value-type="string">
            <text:p>02_Received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2_Received" calcext:value-type="string">
            <text:p>02_Received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2_Received" calcext:value-type="string">
            <text:p>02_Received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2_Received" calcext:value-type="string">
            <text:p>02_Received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2_Received" calcext:value-type="string">
            <text:p>02_Received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2_Received" calcext:value-type="string">
            <text:p>02_Received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2_Received" calcext:value-type="string">
            <text:p>02_Received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2_Received" calcext:value-type="string">
            <text:p>02_Received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2_Received" calcext:value-type="string">
            <text:p>02_Received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2_Received" calcext:value-type="string">
            <text:p>02_Received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2_Received" calcext:value-type="string">
            <text:p>02_Received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2_Received" calcext:value-type="string">
            <text:p>02_Received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2_Received" calcext:value-type="string">
            <text:p>02_Received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2_Received" calcext:value-type="string">
            <text:p>02_Received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2_Received" calcext:value-type="string">
            <text:p>02_Received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2_Received" calcext:value-type="string">
            <text:p>02_Received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2_Received" calcext:value-type="string">
            <text:p>02_Received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2_Received" calcext:value-type="string">
            <text:p>02_Received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2_Received" calcext:value-type="string">
            <text:p>02_Received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2_Received" calcext:value-type="string">
            <text:p>02_Received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2_Received" calcext:value-type="string">
            <text:p>02_Received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2_Received" calcext:value-type="string">
            <text:p>02_Received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2_Received" calcext:value-type="string">
            <text:p>02_Received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2_Received" calcext:value-type="string">
            <text:p>02_Received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2_Received" calcext:value-type="string">
            <text:p>02_Received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2_Received" calcext:value-type="string">
            <text:p>02_Received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2_Received" calcext:value-type="string">
            <text:p>02_Received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2_Received" calcext:value-type="string">
            <text:p>02_Received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2_Received" calcext:value-type="string">
            <text:p>02_Received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2_Received" calcext:value-type="string">
            <text:p>02_Received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2_Received" calcext:value-type="string">
            <text:p>02_Received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2_Received" calcext:value-type="string">
            <text:p>02_Received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2_Received" calcext:value-type="string">
            <text:p>02_Received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2_Received" calcext:value-type="string">
            <text:p>02_Received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2_Received" calcext:value-type="string">
            <text:p>02_Received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2_Received" calcext:value-type="string">
            <text:p>02_Received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2_Received" calcext:value-type="string">
            <text:p>02_Received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2_Received" calcext:value-type="string">
            <text:p>02_Received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2_Received" calcext:value-type="string">
            <text:p>02_Received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2_Received" calcext:value-type="string">
            <text:p>02_Received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2_Received" calcext:value-type="string">
            <text:p>02_Received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2_Received" calcext:value-type="string">
            <text:p>02_Received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2_Received" calcext:value-type="string">
            <text:p>02_Received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2_Received" calcext:value-type="string">
            <text:p>02_Received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2_Received" calcext:value-type="string">
            <text:p>02_Received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2_Received" calcext:value-type="string">
            <text:p>02_Received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2_Received" calcext:value-type="string">
            <text:p>02_Received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2_Received" calcext:value-type="string">
            <text:p>02_Received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2_Received" calcext:value-type="string">
            <text:p>02_Received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2_Received" calcext:value-type="string">
            <text:p>02_Received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2_Received" calcext:value-type="string">
            <text:p>02_Received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2_Received" calcext:value-type="string">
            <text:p>02_Received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2_Received" calcext:value-type="string">
            <text:p>02_Received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2_Received" calcext:value-type="string">
            <text:p>02_Received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2_Received" calcext:value-type="string">
            <text:p>02_Received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2_Received" calcext:value-type="string">
            <text:p>02_Received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2_Received" calcext:value-type="string">
            <text:p>02_Received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2_Received" calcext:value-type="string">
            <text:p>02_Received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2_Received" calcext:value-type="string">
            <text:p>02_Received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2_Received" calcext:value-type="string">
            <text:p>02_Received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2_Received" calcext:value-type="string">
            <text:p>02_Received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2_Received" calcext:value-type="string">
            <text:p>02_Received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2_Received" calcext:value-type="string">
            <text:p>02_Received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2_Received" calcext:value-type="string">
            <text:p>02_Received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2_Received" calcext:value-type="string">
            <text:p>02_Received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2_Received" calcext:value-type="string">
            <text:p>02_Received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2_Received" calcext:value-type="string">
            <text:p>02_Received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2_Received" calcext:value-type="string">
            <text:p>02_Received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2_Received" calcext:value-type="string">
            <text:p>02_Received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2_Received" calcext:value-type="string">
            <text:p>02_Received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2_Received" calcext:value-type="string">
            <text:p>02_Received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2_Received" calcext:value-type="string">
            <text:p>02_Received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2_Received" calcext:value-type="string">
            <text:p>02_Received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2_Received" calcext:value-type="string">
            <text:p>02_Received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2_Received" calcext:value-type="string">
            <text:p>02_Received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2_Received" calcext:value-type="string">
            <text:p>02_Received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2_Received" calcext:value-type="string">
            <text:p>02_Received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2_Received" calcext:value-type="string">
            <text:p>02_Received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2_Received" calcext:value-type="string">
            <text:p>02_Received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2_Received" calcext:value-type="string">
            <text:p>02_Received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2_Received" calcext:value-type="string">
            <text:p>02_Received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2_Received" calcext:value-type="string">
            <text:p>02_Received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2_Received" calcext:value-type="string">
            <text:p>02_Received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2_Received" calcext:value-type="string">
            <text:p>02_Received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2_Received" calcext:value-type="string">
            <text:p>02_Received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2_Received" calcext:value-type="string">
            <text:p>02_Received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2_Received" calcext:value-type="string">
            <text:p>02_Received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2_Received" calcext:value-type="string">
            <text:p>02_Received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2_Received" calcext:value-type="string">
            <text:p>02_Received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2_Received" calcext:value-type="string">
            <text:p>02_Received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2_Received" calcext:value-type="string">
            <text:p>02_Received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2_Received" calcext:value-type="string">
            <text:p>02_Received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2_Received" calcext:value-type="string">
            <text:p>02_Received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2_Received" calcext:value-type="string">
            <text:p>02_Received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2_Received" calcext:value-type="string">
            <text:p>02_Received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2_Received" calcext:value-type="string">
            <text:p>02_Received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2_Received" calcext:value-type="string">
            <text:p>02_Received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2_Received" calcext:value-type="string">
            <text:p>02_Received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2_Received" calcext:value-type="string">
            <text:p>02_Received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2_Received" calcext:value-type="string">
            <text:p>02_Received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2_Received" calcext:value-type="string">
            <text:p>02_Received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2_Received" calcext:value-type="string">
            <text:p>02_Received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2_Received" calcext:value-type="string">
            <text:p>02_Received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2_Received" calcext:value-type="string">
            <text:p>02_Received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2_Received" calcext:value-type="string">
            <text:p>02_Received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2_Received" calcext:value-type="string">
            <text:p>02_Received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2_Received" calcext:value-type="string">
            <text:p>02_Received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2_Received" calcext:value-type="string">
            <text:p>02_Received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2_Received" calcext:value-type="string">
            <text:p>02_Received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2_Received" calcext:value-type="string">
            <text:p>02_Received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2_Received" calcext:value-type="string">
            <text:p>02_Received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2_Received" calcext:value-type="string">
            <text:p>02_Received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2_Received" calcext:value-type="string">
            <text:p>02_Received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2_Received" calcext:value-type="string">
            <text:p>02_Received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2_Received" calcext:value-type="string">
            <text:p>02_Received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2_Received" calcext:value-type="string">
            <text:p>02_Received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2_Received" calcext:value-type="string">
            <text:p>02_Received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2_Received" calcext:value-type="string">
            <text:p>02_Received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2_Received" calcext:value-type="string">
            <text:p>02_Received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2_Received" calcext:value-type="string">
            <text:p>02_Received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2_Received" calcext:value-type="string">
            <text:p>02_Received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2_Received" calcext:value-type="string">
            <text:p>02_Received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2_Received" calcext:value-type="string">
            <text:p>02_Received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2_Received" calcext:value-type="string">
            <text:p>02_Received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2_Received" calcext:value-type="string">
            <text:p>02_Received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2_Received" calcext:value-type="string">
            <text:p>02_Received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2_Received" calcext:value-type="string">
            <text:p>02_Received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2_Received" calcext:value-type="string">
            <text:p>02_Received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2_Received" calcext:value-type="string">
            <text:p>02_Received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2_Received" calcext:value-type="string">
            <text:p>02_Received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2_Received" calcext:value-type="string">
            <text:p>02_Received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2_Received" calcext:value-type="string">
            <text:p>02_Received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2_Received" calcext:value-type="string">
            <text:p>02_Received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2_Received" calcext:value-type="string">
            <text:p>02_Received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2_Received" calcext:value-type="string">
            <text:p>02_Received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2_Received" calcext:value-type="string">
            <text:p>02_Received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2_Received" calcext:value-type="string">
            <text:p>02_Received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2_Received" calcext:value-type="string">
            <text:p>02_Received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2_Received" calcext:value-type="string">
            <text:p>02_Received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2_Received" calcext:value-type="string">
            <text:p>02_Received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2_Received" calcext:value-type="string">
            <text:p>02_Received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2_Received" calcext:value-type="string">
            <text:p>02_Received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2_Received" calcext:value-type="string">
            <text:p>02_Received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2_Received" calcext:value-type="string">
            <text:p>02_Received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2_Received" calcext:value-type="string">
            <text:p>02_Received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2_Received" calcext:value-type="string">
            <text:p>02_Received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2_Received" calcext:value-type="string">
            <text:p>02_Received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2_Received" calcext:value-type="string">
            <text:p>02_Received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2_Received" calcext:value-type="string">
            <text:p>02_Received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2_Received" calcext:value-type="string">
            <text:p>02_Received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2_Received" calcext:value-type="string">
            <text:p>02_Received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2_Received" calcext:value-type="string">
            <text:p>02_Received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2_Received" calcext:value-type="string">
            <text:p>02_Received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2_Received" calcext:value-type="string">
            <text:p>02_Received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2_Received" calcext:value-type="string">
            <text:p>02_Received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2_Received" calcext:value-type="string">
            <text:p>02_Received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2_Received" calcext:value-type="string">
            <text:p>02_Received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2_Received" calcext:value-type="string">
            <text:p>02_Received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2_Received" calcext:value-type="string">
            <text:p>02_Received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2_Received" calcext:value-type="string">
            <text:p>02_Received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2_Received" calcext:value-type="string">
            <text:p>02_Received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2_Received" calcext:value-type="string">
            <text:p>02_Received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2_Received" calcext:value-type="string">
            <text:p>02_Received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2_Received" calcext:value-type="string">
            <text:p>02_Received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2_Received" calcext:value-type="string">
            <text:p>02_Received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2_Received" calcext:value-type="string">
            <text:p>02_Received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2_Received" calcext:value-type="string">
            <text:p>02_Received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2_Received" calcext:value-type="string">
            <text:p>02_Received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2_Received" calcext:value-type="string">
            <text:p>02_Received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2_Received" calcext:value-type="string">
            <text:p>02_Received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2_Received" calcext:value-type="string">
            <text:p>02_Received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2_Received" calcext:value-type="string">
            <text:p>02_Received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2_Received" calcext:value-type="string">
            <text:p>02_Received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2_Received" calcext:value-type="string">
            <text:p>02_Received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2_Received" calcext:value-type="string">
            <text:p>02_Received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2_Received" calcext:value-type="string">
            <text:p>02_Received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2_Received" calcext:value-type="string">
            <text:p>02_Received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2_Received" calcext:value-type="string">
            <text:p>02_Received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2_Received" calcext:value-type="string">
            <text:p>02_Received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2_Received" calcext:value-type="string">
            <text:p>02_Received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2_Received" calcext:value-type="string">
            <text:p>02_Received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2_Received" calcext:value-type="string">
            <text:p>02_Received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2_Received" calcext:value-type="string">
            <text:p>02_Received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2_Received" calcext:value-type="string">
            <text:p>02_Received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2_Received" calcext:value-type="string">
            <text:p>02_Received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2_Received" calcext:value-type="string">
            <text:p>02_Received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2_Received" calcext:value-type="string">
            <text:p>02_Received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2_Received" calcext:value-type="string">
            <text:p>02_Received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2_Received" calcext:value-type="string">
            <text:p>02_Received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2_Received" calcext:value-type="string">
            <text:p>02_Received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2_Received" calcext:value-type="string">
            <text:p>02_Received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2_Received" calcext:value-type="string">
            <text:p>02_Received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2_Received" calcext:value-type="string">
            <text:p>02_Received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2_Received" calcext:value-type="string">
            <text:p>02_Received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2_Received" calcext:value-type="string">
            <text:p>02_Received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2_Received" calcext:value-type="string">
            <text:p>02_Received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2_Received" calcext:value-type="string">
            <text:p>02_Received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2_Received" calcext:value-type="string">
            <text:p>02_Received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2_Received" calcext:value-type="string">
            <text:p>02_Received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2_Received" calcext:value-type="string">
            <text:p>02_Received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2_Received" calcext:value-type="string">
            <text:p>02_Received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2_Received" calcext:value-type="string">
            <text:p>02_Received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2_Received" calcext:value-type="string">
            <text:p>02_Received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2_Received" calcext:value-type="string">
            <text:p>02_Received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2_Received" calcext:value-type="string">
            <text:p>02_Received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2_Received" calcext:value-type="string">
            <text:p>02_Received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2_Received" calcext:value-type="string">
            <text:p>02_Received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2_Received" calcext:value-type="string">
            <text:p>02_Received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2_Received" calcext:value-type="string">
            <text:p>02_Received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2_Received" calcext:value-type="string">
            <text:p>02_Received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2_Received" calcext:value-type="string">
            <text:p>02_Received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2_Received" calcext:value-type="string">
            <text:p>02_Received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2_Received" calcext:value-type="string">
            <text:p>02_Received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2_Received" calcext:value-type="string">
            <text:p>02_Received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2_Received" calcext:value-type="string">
            <text:p>02_Received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2_Received" calcext:value-type="string">
            <text:p>02_Received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2_Received" calcext:value-type="string">
            <text:p>02_Received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2_Received" calcext:value-type="string">
            <text:p>02_Received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2_Received" calcext:value-type="string">
            <text:p>02_Received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2_Received" calcext:value-type="string">
            <text:p>02_Received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2_Received" calcext:value-type="string">
            <text:p>02_Received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2_Received" calcext:value-type="string">
            <text:p>02_Received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2_Received" calcext:value-type="string">
            <text:p>02_Received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2_Received" calcext:value-type="string">
            <text:p>02_Received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2_Received" calcext:value-type="string">
            <text:p>02_Received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2_Received" calcext:value-type="string">
            <text:p>02_Received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2_Received" calcext:value-type="string">
            <text:p>02_Received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2_Received" calcext:value-type="string">
            <text:p>02_Received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2_Received" calcext:value-type="string">
            <text:p>02_Received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2_Received" calcext:value-type="string">
            <text:p>02_Received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2_Received" calcext:value-type="string">
            <text:p>02_Received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2_Received" calcext:value-type="string">
            <text:p>02_Received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2_Received" calcext:value-type="string">
            <text:p>02_Received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2_Received" calcext:value-type="string">
            <text:p>02_Received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2_Received" calcext:value-type="string">
            <text:p>02_Received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2_Received" calcext:value-type="string">
            <text:p>02_Received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2_Received" calcext:value-type="string">
            <text:p>02_Received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2_Received" calcext:value-type="string">
            <text:p>02_Received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2_Received" calcext:value-type="string">
            <text:p>02_Received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2_Received" calcext:value-type="string">
            <text:p>02_Received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2_Received" calcext:value-type="string">
            <text:p>02_Received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2_Received" calcext:value-type="string">
            <text:p>02_Received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2_Received" calcext:value-type="string">
            <text:p>02_Received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2_Received" calcext:value-type="string">
            <text:p>02_Received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2_Received" calcext:value-type="string">
            <text:p>02_Received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2_Received" calcext:value-type="string">
            <text:p>02_Received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2_Received" calcext:value-type="string">
            <text:p>02_Received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2_Received" calcext:value-type="string">
            <text:p>02_Received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2_Received" calcext:value-type="string">
            <text:p>02_Received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2_Received" calcext:value-type="string">
            <text:p>02_Received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2_Received" calcext:value-type="string">
            <text:p>02_Received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2_Received" calcext:value-type="string">
            <text:p>02_Received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2_Received" calcext:value-type="string">
            <text:p>02_Received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2_Received" calcext:value-type="string">
            <text:p>02_Received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2_Received" calcext:value-type="string">
            <text:p>02_Received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2_Received" calcext:value-type="string">
            <text:p>02_Received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2_Received" calcext:value-type="string">
            <text:p>02_Received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2_Received" calcext:value-type="string">
            <text:p>02_Received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2_Received" calcext:value-type="string">
            <text:p>02_Received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2_Received" calcext:value-type="string">
            <text:p>02_Received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2_Received" calcext:value-type="string">
            <text:p>02_Received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2_Received" calcext:value-type="string">
            <text:p>02_Received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2_Received" calcext:value-type="string">
            <text:p>02_Received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2_Received" calcext:value-type="string">
            <text:p>02_Received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2_Received" calcext:value-type="string">
            <text:p>02_Received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2_Received" calcext:value-type="string">
            <text:p>02_Received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2_Received" calcext:value-type="string">
            <text:p>02_Received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2_Received" calcext:value-type="string">
            <text:p>02_Received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2_Received" calcext:value-type="string">
            <text:p>02_Received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2_Received" calcext:value-type="string">
            <text:p>02_Received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2_Received" calcext:value-type="string">
            <text:p>02_Received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2_Received" calcext:value-type="string">
            <text:p>02_Received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2_Received" calcext:value-type="string">
            <text:p>02_Received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2_Received" calcext:value-type="string">
            <text:p>02_Received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2_Received" calcext:value-type="string">
            <text:p>02_Received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2_Received" calcext:value-type="string">
            <text:p>02_Received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2_Received" calcext:value-type="string">
            <text:p>02_Received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2_Received" calcext:value-type="string">
            <text:p>02_Received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2_Received" calcext:value-type="string">
            <text:p>02_Received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2_Received" calcext:value-type="string">
            <text:p>02_Received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2_Received" calcext:value-type="string">
            <text:p>02_Received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2_Received" calcext:value-type="string">
            <text:p>02_Received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2_Received" calcext:value-type="string">
            <text:p>02_Received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2_Received" calcext:value-type="string">
            <text:p>02_Received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2_Received" calcext:value-type="string">
            <text:p>02_Received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2_Received" calcext:value-type="string">
            <text:p>02_Received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2_Received" calcext:value-type="string">
            <text:p>02_Received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2_Received" calcext:value-type="string">
            <text:p>02_Received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2_Received" calcext:value-type="string">
            <text:p>02_Received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2_Received" calcext:value-type="string">
            <text:p>02_Received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2_Received" calcext:value-type="string">
            <text:p>02_Received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2_Received" calcext:value-type="string">
            <text:p>02_Received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2_Received" calcext:value-type="string">
            <text:p>02_Received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2_Received" calcext:value-type="string">
            <text:p>02_Received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2_Received" calcext:value-type="string">
            <text:p>02_Received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2_Received" calcext:value-type="string">
            <text:p>02_Received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2_Received" calcext:value-type="string">
            <text:p>02_Received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2_Received" calcext:value-type="string">
            <text:p>02_Received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2_Received" calcext:value-type="string">
            <text:p>02_Received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2_Received" calcext:value-type="string">
            <text:p>02_Received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2_Received" calcext:value-type="string">
            <text:p>02_Received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2_Received" calcext:value-type="string">
            <text:p>02_Received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2_Received" calcext:value-type="string">
            <text:p>02_Received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2_Received" calcext:value-type="string">
            <text:p>02_Received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2_Received" calcext:value-type="string">
            <text:p>02_Received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2_Received" calcext:value-type="string">
            <text:p>02_Received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2_Received" calcext:value-type="string">
            <text:p>02_Received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2_Received" calcext:value-type="string">
            <text:p>02_Received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2_Received" calcext:value-type="string">
            <text:p>02_Received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2_Received" calcext:value-type="string">
            <text:p>02_Received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2_Received" calcext:value-type="string">
            <text:p>02_Received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2_Received" calcext:value-type="string">
            <text:p>02_Received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2_Received" calcext:value-type="string">
            <text:p>02_Received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2_Received" calcext:value-type="string">
            <text:p>02_Received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2_Received" calcext:value-type="string">
            <text:p>02_Received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2_Received" calcext:value-type="string">
            <text:p>02_Received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2_Received" calcext:value-type="string">
            <text:p>02_Received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2_Received" calcext:value-type="string">
            <text:p>02_Received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2_Received" calcext:value-type="string">
            <text:p>02_Received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2_Received" calcext:value-type="string">
            <text:p>02_Received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2_Received" calcext:value-type="string">
            <text:p>02_Received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2_Received" calcext:value-type="string">
            <text:p>02_Received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2_Received" calcext:value-type="string">
            <text:p>02_Received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2_Received" calcext:value-type="string">
            <text:p>02_Received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2_Received" calcext:value-type="string">
            <text:p>02_Received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2_Received" calcext:value-type="string">
            <text:p>02_Received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2_Received" calcext:value-type="string">
            <text:p>02_Received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2_Received" calcext:value-type="string">
            <text:p>02_Received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2_Received" calcext:value-type="string">
            <text:p>02_Received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2_Received" calcext:value-type="string">
            <text:p>02_Received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2_Received" calcext:value-type="string">
            <text:p>02_Received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2_Received" calcext:value-type="string">
            <text:p>02_Received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2_Received" calcext:value-type="string">
            <text:p>02_Received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2_Received" calcext:value-type="string">
            <text:p>02_Received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2_Received" calcext:value-type="string">
            <text:p>02_Received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2_Received" calcext:value-type="string">
            <text:p>02_Received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2_Received" calcext:value-type="string">
            <text:p>02_Received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2_Received" calcext:value-type="string">
            <text:p>02_Received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2_Received" calcext:value-type="string">
            <text:p>02_Received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2_Received" calcext:value-type="string">
            <text:p>02_Received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2_Received" calcext:value-type="string">
            <text:p>02_Received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2_Received" calcext:value-type="string">
            <text:p>02_Received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2_Received" calcext:value-type="string">
            <text:p>02_Received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2_Received" calcext:value-type="string">
            <text:p>02_Received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2_Received" calcext:value-type="string">
            <text:p>02_Received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2_Received" calcext:value-type="string">
            <text:p>02_Received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2_Received" calcext:value-type="string">
            <text:p>02_Received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2_Received" calcext:value-type="string">
            <text:p>02_Received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2_Received" calcext:value-type="string">
            <text:p>02_Received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2_Received" calcext:value-type="string">
            <text:p>02_Received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2_Received" calcext:value-type="string">
            <text:p>02_Received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2_Received" calcext:value-type="string">
            <text:p>02_Received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2_Received" calcext:value-type="string">
            <text:p>02_Received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2_Received" calcext:value-type="string">
            <text:p>02_Received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2_Received" calcext:value-type="string">
            <text:p>02_Received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2_Received" calcext:value-type="string">
            <text:p>02_Received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2_Received" calcext:value-type="string">
            <text:p>02_Received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2_Received" calcext:value-type="string">
            <text:p>02_Received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2_Received" calcext:value-type="string">
            <text:p>02_Received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2_Received" calcext:value-type="string">
            <text:p>02_Received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2_Received" calcext:value-type="string">
            <text:p>02_Received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2_Received" calcext:value-type="string">
            <text:p>02_Received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2_Received" calcext:value-type="string">
            <text:p>02_Received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2_Received" calcext:value-type="string">
            <text:p>02_Received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2_Received" calcext:value-type="string">
            <text:p>02_Received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2_Received" calcext:value-type="string">
            <text:p>02_Received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2_Received" calcext:value-type="string">
            <text:p>02_Received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2_Received" calcext:value-type="string">
            <text:p>02_Received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2_Received" calcext:value-type="string">
            <text:p>02_Received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2_Received" calcext:value-type="string">
            <text:p>02_Received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2_Received" calcext:value-type="string">
            <text:p>02_Received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2_Received" calcext:value-type="string">
            <text:p>02_Received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2_Received" calcext:value-type="string">
            <text:p>02_Received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2_Received" calcext:value-type="string">
            <text:p>02_Received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2_Received" calcext:value-type="string">
            <text:p>02_Received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2_Received" calcext:value-type="string">
            <text:p>02_Received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2_Received" calcext:value-type="string">
            <text:p>02_Received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2_Received" calcext:value-type="string">
            <text:p>02_Received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2_Received" calcext:value-type="string">
            <text:p>02_Received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2_Received" calcext:value-type="string">
            <text:p>02_Received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2_Received" calcext:value-type="string">
            <text:p>02_Received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2_Received" calcext:value-type="string">
            <text:p>02_Received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2_Received" calcext:value-type="string">
            <text:p>02_Received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2_Received" calcext:value-type="string">
            <text:p>02_Received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2_Received" calcext:value-type="string">
            <text:p>02_Received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2_Received" calcext:value-type="string">
            <text:p>02_Received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2_Received" calcext:value-type="string">
            <text:p>02_Received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2_Received" calcext:value-type="string">
            <text:p>02_Received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2_Received" calcext:value-type="string">
            <text:p>02_Received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2_Received" calcext:value-type="string">
            <text:p>02_Received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2_Received" calcext:value-type="string">
            <text:p>02_Received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2_Received" calcext:value-type="string">
            <text:p>02_Received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2_Received" calcext:value-type="string">
            <text:p>02_Received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2_Received" calcext:value-type="string">
            <text:p>02_Received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2_Received" calcext:value-type="string">
            <text:p>02_Received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2_Received" calcext:value-type="string">
            <text:p>02_Received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2_Received" calcext:value-type="string">
            <text:p>02_Received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2_Received" calcext:value-type="string">
            <text:p>02_Received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2_Received" calcext:value-type="string">
            <text:p>02_Received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2_Received" calcext:value-type="string">
            <text:p>02_Received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2_Received" calcext:value-type="string">
            <text:p>02_Received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2_Received" calcext:value-type="string">
            <text:p>02_Received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2_Received" calcext:value-type="string">
            <text:p>02_Received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2_Received" calcext:value-type="string">
            <text:p>02_Received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2_Received" calcext:value-type="string">
            <text:p>02_Received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2_Received" calcext:value-type="string">
            <text:p>02_Received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2_Received" calcext:value-type="string">
            <text:p>02_Received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2_Received" calcext:value-type="string">
            <text:p>02_Received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2_Received" calcext:value-type="string">
            <text:p>02_Received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2_Received" calcext:value-type="string">
            <text:p>02_Received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2_Received" calcext:value-type="string">
            <text:p>02_Received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2_Received" calcext:value-type="string">
            <text:p>02_Received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2_Received" calcext:value-type="string">
            <text:p>02_Received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2_Received" calcext:value-type="string">
            <text:p>02_Received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2_Received" calcext:value-type="string">
            <text:p>02_Received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2_Received" calcext:value-type="string">
            <text:p>02_Received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2_Received" calcext:value-type="string">
            <text:p>02_Received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2_Received" calcext:value-type="string">
            <text:p>02_Received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2_Received" calcext:value-type="string">
            <text:p>02_Received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2_Received" calcext:value-type="string">
            <text:p>02_Received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2_Received" calcext:value-type="string">
            <text:p>02_Received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2_Received" calcext:value-type="string">
            <text:p>02_Received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2_Received" calcext:value-type="string">
            <text:p>02_Received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2_Received" calcext:value-type="string">
            <text:p>02_Received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2_Received" calcext:value-type="string">
            <text:p>02_Received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2_Received" calcext:value-type="string">
            <text:p>02_Received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2_Received" calcext:value-type="string">
            <text:p>02_Received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2_Received" calcext:value-type="string">
            <text:p>02_Received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2_Received" calcext:value-type="string">
            <text:p>02_Received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2_Received" calcext:value-type="string">
            <text:p>02_Received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2_Received" calcext:value-type="string">
            <text:p>02_Received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2_Received" calcext:value-type="string">
            <text:p>02_Received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2_Received" calcext:value-type="string">
            <text:p>02_Received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2_Received" calcext:value-type="string">
            <text:p>02_Received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2_Received" calcext:value-type="string">
            <text:p>02_Received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2_Received" calcext:value-type="string">
            <text:p>02_Received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2_Received" calcext:value-type="string">
            <text:p>02_Received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2_Received" calcext:value-type="string">
            <text:p>02_Received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2_Received" calcext:value-type="string">
            <text:p>02_Received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2_Received" calcext:value-type="string">
            <text:p>02_Received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2_Received" calcext:value-type="string">
            <text:p>02_Received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2_Received" calcext:value-type="string">
            <text:p>02_Received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2_Received" calcext:value-type="string">
            <text:p>02_Received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2_Received" calcext:value-type="string">
            <text:p>02_Received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2_Received" calcext:value-type="string">
            <text:p>02_Received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2_Received" calcext:value-type="string">
            <text:p>02_Received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2_Received" calcext:value-type="string">
            <text:p>02_Received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2_Received" calcext:value-type="string">
            <text:p>02_Received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2_Received" calcext:value-type="string">
            <text:p>02_Received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2_Received" calcext:value-type="string">
            <text:p>02_Received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2_Received" calcext:value-type="string">
            <text:p>02_Received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2_Received" calcext:value-type="string">
            <text:p>02_Received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2_Received" calcext:value-type="string">
            <text:p>02_Received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2_Received" calcext:value-type="string">
            <text:p>02_Received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2_Received" calcext:value-type="string">
            <text:p>02_Received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2_Received" calcext:value-type="string">
            <text:p>02_Received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2_Received" calcext:value-type="string">
            <text:p>02_Received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2_Received" calcext:value-type="string">
            <text:p>02_Received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2_Received" calcext:value-type="string">
            <text:p>02_Received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2_Received" calcext:value-type="string">
            <text:p>02_Received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2_Received" calcext:value-type="string">
            <text:p>02_Received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2_Received" calcext:value-type="string">
            <text:p>02_Received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2_Received" calcext:value-type="string">
            <text:p>02_Received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2_Received" calcext:value-type="string">
            <text:p>02_Received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2_Received" calcext:value-type="string">
            <text:p>02_Received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2_Received" calcext:value-type="string">
            <text:p>02_Received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2_Received" calcext:value-type="string">
            <text:p>02_Received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2_Received" calcext:value-type="string">
            <text:p>02_Received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2_Received" calcext:value-type="string">
            <text:p>02_Received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2_Received" calcext:value-type="string">
            <text:p>02_Received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2_Received" calcext:value-type="string">
            <text:p>02_Received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2_Received" calcext:value-type="string">
            <text:p>02_Received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2_Received" calcext:value-type="string">
            <text:p>02_Received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2_Received" calcext:value-type="string">
            <text:p>02_Received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2_Received" calcext:value-type="string">
            <text:p>02_Received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2_Received" calcext:value-type="string">
            <text:p>02_Received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2_Received" calcext:value-type="string">
            <text:p>02_Received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2_Received" calcext:value-type="string">
            <text:p>02_Received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2_Received" calcext:value-type="string">
            <text:p>02_Received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2_Received" calcext:value-type="string">
            <text:p>02_Received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2_Received" calcext:value-type="string">
            <text:p>02_Received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2_Received" calcext:value-type="string">
            <text:p>02_Received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2_Received" calcext:value-type="string">
            <text:p>02_Received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2_Received" calcext:value-type="string">
            <text:p>02_Received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2_Received" calcext:value-type="string">
            <text:p>02_Received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2_Received" calcext:value-type="string">
            <text:p>02_Received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2_Received" calcext:value-type="string">
            <text:p>02_Received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2_Received" calcext:value-type="string">
            <text:p>02_Received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2_Received" calcext:value-type="string">
            <text:p>02_Received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2_Received" calcext:value-type="string">
            <text:p>02_Received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2_Received" calcext:value-type="string">
            <text:p>02_Received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2_Received" calcext:value-type="string">
            <text:p>02_Received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2_Received" calcext:value-type="string">
            <text:p>02_Received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2_Received" calcext:value-type="string">
            <text:p>02_Received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2_Received" calcext:value-type="string">
            <text:p>02_Received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2_Received" calcext:value-type="string">
            <text:p>02_Received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2_Received" calcext:value-type="string">
            <text:p>02_Received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2_Received" calcext:value-type="string">
            <text:p>02_Received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2_Received" calcext:value-type="string">
            <text:p>02_Received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2_Received" calcext:value-type="string">
            <text:p>02_Received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2_Received" calcext:value-type="string">
            <text:p>02_Received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2_Received" calcext:value-type="string">
            <text:p>02_Received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2_Received" calcext:value-type="string">
            <text:p>02_Received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2_Received" calcext:value-type="string">
            <text:p>02_Received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2_Received" calcext:value-type="string">
            <text:p>02_Received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2_Received" calcext:value-type="string">
            <text:p>02_Received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2_Received" calcext:value-type="string">
            <text:p>02_Received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2_Received" calcext:value-type="string">
            <text:p>02_Received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2_Received" calcext:value-type="string">
            <text:p>02_Received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2_Received" calcext:value-type="string">
            <text:p>02_Received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2_Received" calcext:value-type="string">
            <text:p>02_Received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2_Received" calcext:value-type="string">
            <text:p>02_Received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2_Received" calcext:value-type="string">
            <text:p>02_Received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2_Received" calcext:value-type="string">
            <text:p>02_Received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2_Received" calcext:value-type="string">
            <text:p>02_Received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2_Received" calcext:value-type="string">
            <text:p>02_Received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2_Received" calcext:value-type="string">
            <text:p>02_Received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2_Received" calcext:value-type="string">
            <text:p>02_Received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2_Received" calcext:value-type="string">
            <text:p>02_Received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2_Received" calcext:value-type="string">
            <text:p>02_Received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2_Received" calcext:value-type="string">
            <text:p>02_Received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2_Received" calcext:value-type="string">
            <text:p>02_Received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2_Received" calcext:value-type="string">
            <text:p>02_Received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2_Received" calcext:value-type="string">
            <text:p>02_Received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2_Received" calcext:value-type="string">
            <text:p>02_Received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2_Received" calcext:value-type="string">
            <text:p>02_Received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2_Received" calcext:value-type="string">
            <text:p>02_Received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2_Received" calcext:value-type="string">
            <text:p>02_Received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2_Received" calcext:value-type="string">
            <text:p>02_Received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2_Received" calcext:value-type="string">
            <text:p>02_Received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2_Received" calcext:value-type="string">
            <text:p>02_Received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2_Received" calcext:value-type="string">
            <text:p>02_Received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2_Received" calcext:value-type="string">
            <text:p>02_Received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2_Received" calcext:value-type="string">
            <text:p>02_Received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2_Received" calcext:value-type="string">
            <text:p>02_Received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2_Received" calcext:value-type="string">
            <text:p>02_Received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2_Received" calcext:value-type="string">
            <text:p>02_Received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2_Received" calcext:value-type="string">
            <text:p>02_Received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2_Received" calcext:value-type="string">
            <text:p>02_Received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2_Received" calcext:value-type="string">
            <text:p>02_Received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2_Received" calcext:value-type="string">
            <text:p>02_Received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2_Received" calcext:value-type="string">
            <text:p>02_Received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2_Received" calcext:value-type="string">
            <text:p>02_Received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2_Received" calcext:value-type="string">
            <text:p>02_Received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2_Received" calcext:value-type="string">
            <text:p>02_Received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2_Received" calcext:value-type="string">
            <text:p>02_Received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2_Received" calcext:value-type="string">
            <text:p>02_Received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2_Received" calcext:value-type="string">
            <text:p>02_Received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2_Received" calcext:value-type="string">
            <text:p>02_Received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2_Received" calcext:value-type="string">
            <text:p>02_Received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2_Received" calcext:value-type="string">
            <text:p>02_Received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2_Received" calcext:value-type="string">
            <text:p>02_Received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2_Received" calcext:value-type="string">
            <text:p>02_Received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2_Received" calcext:value-type="string">
            <text:p>02_Received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2_Received" calcext:value-type="string">
            <text:p>02_Received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2_Received" calcext:value-type="string">
            <text:p>02_Received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2_Received" calcext:value-type="string">
            <text:p>02_Received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2_Received" calcext:value-type="string">
            <text:p>02_Received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2_Received" calcext:value-type="string">
            <text:p>02_Received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2_Received" calcext:value-type="string">
            <text:p>02_Received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2_Received" calcext:value-type="string">
            <text:p>02_Received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2_Received" calcext:value-type="string">
            <text:p>02_Received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2_Received" calcext:value-type="string">
            <text:p>02_Received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2_Received" calcext:value-type="string">
            <text:p>02_Received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2_Received" calcext:value-type="string">
            <text:p>02_Received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2_Received" calcext:value-type="string">
            <text:p>02_Received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2_Received" calcext:value-type="string">
            <text:p>02_Received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2_Received" calcext:value-type="string">
            <text:p>02_Received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2_Received" calcext:value-type="string">
            <text:p>02_Received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2_Received" calcext:value-type="string">
            <text:p>02_Received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2_Received" calcext:value-type="string">
            <text:p>02_Received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2_Received" calcext:value-type="string">
            <text:p>02_Received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2_Received" calcext:value-type="string">
            <text:p>02_Received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2_Received" calcext:value-type="string">
            <text:p>02_Received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2_Received" calcext:value-type="string">
            <text:p>02_Received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2_Received" calcext:value-type="string">
            <text:p>02_Received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2_Received" calcext:value-type="string">
            <text:p>02_Received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2_Received" calcext:value-type="string">
            <text:p>02_Received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2_Received" calcext:value-type="string">
            <text:p>02_Received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2_Received" calcext:value-type="string">
            <text:p>02_Received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2_Received" calcext:value-type="string">
            <text:p>02_Received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2_Received" calcext:value-type="string">
            <text:p>02_Received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2_Received" calcext:value-type="string">
            <text:p>02_Received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2_Received" calcext:value-type="string">
            <text:p>02_Received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2_Received" calcext:value-type="string">
            <text:p>02_Received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2_Received" calcext:value-type="string">
            <text:p>02_Received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2_Received" calcext:value-type="string">
            <text:p>02_Received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2_Received" calcext:value-type="string">
            <text:p>02_Received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2_Received" calcext:value-type="string">
            <text:p>02_Received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2_Received" calcext:value-type="string">
            <text:p>02_Received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2_Received" calcext:value-type="string">
            <text:p>02_Received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2_Received" calcext:value-type="string">
            <text:p>02_Received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2_Received" calcext:value-type="string">
            <text:p>02_Received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2_Received" calcext:value-type="string">
            <text:p>02_Received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2_Received" calcext:value-type="string">
            <text:p>02_Received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2_Received" calcext:value-type="string">
            <text:p>02_Received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2_Received" calcext:value-type="string">
            <text:p>02_Received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2_Received" calcext:value-type="string">
            <text:p>02_Received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2_Received" calcext:value-type="string">
            <text:p>02_Received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2_Received" calcext:value-type="string">
            <text:p>02_Received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2_Received" calcext:value-type="string">
            <text:p>02_Received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2_Received" calcext:value-type="string">
            <text:p>02_Received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2_Received" calcext:value-type="string">
            <text:p>02_Received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2_Received" calcext:value-type="string">
            <text:p>02_Received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2_Received" calcext:value-type="string">
            <text:p>02_Received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2_Received" calcext:value-type="string">
            <text:p>02_Received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2_Received" calcext:value-type="string">
            <text:p>02_Received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2_Received" calcext:value-type="string">
            <text:p>02_Received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2_Received" calcext:value-type="string">
            <text:p>02_Received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2_Received" calcext:value-type="string">
            <text:p>02_Received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2_Received" calcext:value-type="string">
            <text:p>02_Received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2_Received" calcext:value-type="string">
            <text:p>02_Received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2_Received" calcext:value-type="string">
            <text:p>02_Received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2_Received" calcext:value-type="string">
            <text:p>02_Received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2_Received" calcext:value-type="string">
            <text:p>02_Received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2_Received" calcext:value-type="string">
            <text:p>02_Received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2_Received" calcext:value-type="string">
            <text:p>02_Received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2_Received" calcext:value-type="string">
            <text:p>02_Received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2_Received" calcext:value-type="string">
            <text:p>02_Received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2_Received" calcext:value-type="string">
            <text:p>02_Received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2_Received" calcext:value-type="string">
            <text:p>02_Received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2_Received" calcext:value-type="string">
            <text:p>02_Received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2_Received" calcext:value-type="string">
            <text:p>02_Received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2_Received" calcext:value-type="string">
            <text:p>02_Received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2_Received" calcext:value-type="string">
            <text:p>02_Received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2_Received" calcext:value-type="string">
            <text:p>02_Received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2_Received" calcext:value-type="string">
            <text:p>02_Received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2_Received" calcext:value-type="string">
            <text:p>02_Received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2_Received" calcext:value-type="string">
            <text:p>02_Received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2_Received" calcext:value-type="string">
            <text:p>02_Received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2_Received" calcext:value-type="string">
            <text:p>02_Received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2_Received" calcext:value-type="string">
            <text:p>02_Received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2_Received" calcext:value-type="string">
            <text:p>02_Received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2_Received" calcext:value-type="string">
            <text:p>02_Received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2_Received" calcext:value-type="string">
            <text:p>02_Received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2_Received" calcext:value-type="string">
            <text:p>02_Received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2_Received" calcext:value-type="string">
            <text:p>02_Received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2_Received" calcext:value-type="string">
            <text:p>02_Received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2_Received" calcext:value-type="string">
            <text:p>02_Received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2_Received" calcext:value-type="string">
            <text:p>02_Received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2_Received" calcext:value-type="string">
            <text:p>02_Received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2_Received" calcext:value-type="string">
            <text:p>02_Received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2_Received" calcext:value-type="string">
            <text:p>02_Received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2_Received" calcext:value-type="string">
            <text:p>02_Received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2_Received" calcext:value-type="string">
            <text:p>02_Received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2_Received" calcext:value-type="string">
            <text:p>02_Received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2_Received" calcext:value-type="string">
            <text:p>02_Received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2_Received" calcext:value-type="string">
            <text:p>02_Received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2_Received" calcext:value-type="string">
            <text:p>02_Received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2_Received" calcext:value-type="string">
            <text:p>02_Received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2_Received" calcext:value-type="string">
            <text:p>02_Received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2_Received" calcext:value-type="string">
            <text:p>02_Received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2_Received" calcext:value-type="string">
            <text:p>02_Received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2_Received" calcext:value-type="string">
            <text:p>02_Received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2_Received" calcext:value-type="string">
            <text:p>02_Received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2_Received" calcext:value-type="string">
            <text:p>02_Received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2_Received" calcext:value-type="string">
            <text:p>02_Received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2_Received" calcext:value-type="string">
            <text:p>02_Received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2_Received" calcext:value-type="string">
            <text:p>02_Received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2_Received" calcext:value-type="string">
            <text:p>02_Received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2_Received" calcext:value-type="string">
            <text:p>02_Received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2_Received" calcext:value-type="string">
            <text:p>02_Received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2_Received" calcext:value-type="string">
            <text:p>02_Received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2_Received" calcext:value-type="string">
            <text:p>02_Received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2_Received" calcext:value-type="string">
            <text:p>02_Received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2_Received" calcext:value-type="string">
            <text:p>02_Received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2_Received" calcext:value-type="string">
            <text:p>02_Received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2_Received" calcext:value-type="string">
            <text:p>02_Received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2_Received" calcext:value-type="string">
            <text:p>02_Received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2_Received" calcext:value-type="string">
            <text:p>02_Received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2_Received" calcext:value-type="string">
            <text:p>02_Received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2_Received" calcext:value-type="string">
            <text:p>02_Received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2_Received" calcext:value-type="string">
            <text:p>02_Received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2_Received" calcext:value-type="string">
            <text:p>02_Received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2_Received" calcext:value-type="string">
            <text:p>02_Received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2_Received" calcext:value-type="string">
            <text:p>02_Received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2_Received" calcext:value-type="string">
            <text:p>02_Received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2_Received" calcext:value-type="string">
            <text:p>02_Received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2_Received" calcext:value-type="string">
            <text:p>02_Received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2_Received" calcext:value-type="string">
            <text:p>02_Received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2_Received" calcext:value-type="string">
            <text:p>02_Received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2_Received" calcext:value-type="string">
            <text:p>02_Received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2_Received" calcext:value-type="string">
            <text:p>02_Received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2_Received" calcext:value-type="string">
            <text:p>02_Received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2_Received" calcext:value-type="string">
            <text:p>02_Received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2_Received" calcext:value-type="string">
            <text:p>02_Received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2_Received" calcext:value-type="string">
            <text:p>02_Received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2_Received" calcext:value-type="string">
            <text:p>02_Received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2_Received" calcext:value-type="string">
            <text:p>02_Received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2_Received" calcext:value-type="string">
            <text:p>02_Received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2_Received" calcext:value-type="string">
            <text:p>02_Received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2_Received" calcext:value-type="string">
            <text:p>02_Received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2_Received" calcext:value-type="string">
            <text:p>02_Received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2_Received" calcext:value-type="string">
            <text:p>02_Received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2_Received" calcext:value-type="string">
            <text:p>02_Received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2_Received" calcext:value-type="string">
            <text:p>02_Received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2_Received" calcext:value-type="string">
            <text:p>02_Received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2_Received" calcext:value-type="string">
            <text:p>02_Received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2_Received" calcext:value-type="string">
            <text:p>02_Received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2_Received" calcext:value-type="string">
            <text:p>02_Received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2_Received" calcext:value-type="string">
            <text:p>02_Received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2_Received" calcext:value-type="string">
            <text:p>02_Received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2_Received" calcext:value-type="string">
            <text:p>02_Received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2_Received" calcext:value-type="string">
            <text:p>02_Received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2_Received" calcext:value-type="string">
            <text:p>02_Received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2_Received" calcext:value-type="string">
            <text:p>02_Received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2_Received" calcext:value-type="string">
            <text:p>02_Received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2_Received" calcext:value-type="string">
            <text:p>02_Received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2_Received" calcext:value-type="string">
            <text:p>02_Received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2_Received" calcext:value-type="string">
            <text:p>02_Received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2_Received" calcext:value-type="string">
            <text:p>02_Received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2_Received" calcext:value-type="string">
            <text:p>02_Received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2_Received" calcext:value-type="string">
            <text:p>02_Received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2_Received" calcext:value-type="string">
            <text:p>02_Received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2_Received" calcext:value-type="string">
            <text:p>02_Received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2_Received" calcext:value-type="string">
            <text:p>02_Received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2_Received" calcext:value-type="string">
            <text:p>02_Received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2_Received" calcext:value-type="string">
            <text:p>02_Received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2_Received" calcext:value-type="string">
            <text:p>02_Received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2_Received" calcext:value-type="string">
            <text:p>02_Received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2_Received" calcext:value-type="string">
            <text:p>02_Received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2_Received" calcext:value-type="string">
            <text:p>02_Received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2_Received" calcext:value-type="string">
            <text:p>02_Received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2_Received" calcext:value-type="string">
            <text:p>02_Received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2_Received" calcext:value-type="string">
            <text:p>02_Received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2_Received" calcext:value-type="string">
            <text:p>02_Received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2_Received" calcext:value-type="string">
            <text:p>02_Received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2_Received" calcext:value-type="string">
            <text:p>02_Received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2_Received" calcext:value-type="string">
            <text:p>02_Received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2_Received" calcext:value-type="string">
            <text:p>02_Received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2_Received" calcext:value-type="string">
            <text:p>02_Received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2_Received" calcext:value-type="string">
            <text:p>02_Received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2_Received" calcext:value-type="string">
            <text:p>02_Received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2_Received" calcext:value-type="string">
            <text:p>02_Received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2_Received" calcext:value-type="string">
            <text:p>02_Received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2_Received" calcext:value-type="string">
            <text:p>02_Received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2_Received" calcext:value-type="string">
            <text:p>02_Received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2_Received" calcext:value-type="string">
            <text:p>02_Received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2_Received" calcext:value-type="string">
            <text:p>02_Received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2_Received" calcext:value-type="string">
            <text:p>02_Received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2_Received" calcext:value-type="string">
            <text:p>02_Received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2_Received" calcext:value-type="string">
            <text:p>02_Received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2_Received" calcext:value-type="string">
            <text:p>02_Received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2_Received" calcext:value-type="string">
            <text:p>02_Received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2_Received" calcext:value-type="string">
            <text:p>02_Received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2_Received" calcext:value-type="string">
            <text:p>02_Received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2_Received" calcext:value-type="string">
            <text:p>02_Received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2_Received" calcext:value-type="string">
            <text:p>02_Received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2_Received" calcext:value-type="string">
            <text:p>02_Received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2_Received" calcext:value-type="string">
            <text:p>02_Received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2_Received" calcext:value-type="string">
            <text:p>02_Received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2_Received" calcext:value-type="string">
            <text:p>02_Received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2_Received" calcext:value-type="string">
            <text:p>02_Received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2_Received" calcext:value-type="string">
            <text:p>02_Received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2_Received" calcext:value-type="string">
            <text:p>02_Received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2_Received" calcext:value-type="string">
            <text:p>02_Received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2_Received" calcext:value-type="string">
            <text:p>02_Received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2_Received" calcext:value-type="string">
            <text:p>02_Received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2_Received" calcext:value-type="string">
            <text:p>02_Received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2_Received" calcext:value-type="string">
            <text:p>02_Received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2_Received" calcext:value-type="string">
            <text:p>02_Received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2_Received" calcext:value-type="string">
            <text:p>02_Received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2_Received" calcext:value-type="string">
            <text:p>02_Received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2_Received" calcext:value-type="string">
            <text:p>02_Received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2_Received" calcext:value-type="string">
            <text:p>02_Received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2_Received" calcext:value-type="string">
            <text:p>02_Received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2_Received" calcext:value-type="string">
            <text:p>02_Received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2_Received" calcext:value-type="string">
            <text:p>02_Received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2_Received" calcext:value-type="string">
            <text:p>02_Received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2_Received" calcext:value-type="string">
            <text:p>02_Received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2_Received" calcext:value-type="string">
            <text:p>02_Received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2_Received" calcext:value-type="string">
            <text:p>02_Received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2_Received" calcext:value-type="string">
            <text:p>02_Received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2_Received" calcext:value-type="string">
            <text:p>02_Received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2_Received" calcext:value-type="string">
            <text:p>02_Received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2_Received" calcext:value-type="string">
            <text:p>02_Received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2_Received" calcext:value-type="string">
            <text:p>02_Received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2_Received" calcext:value-type="string">
            <text:p>02_Received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2_Received" calcext:value-type="string">
            <text:p>02_Received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2_Received" calcext:value-type="string">
            <text:p>02_Received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2_Received" calcext:value-type="string">
            <text:p>02_Received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2_Received" calcext:value-type="string">
            <text:p>02_Received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2_Received" calcext:value-type="string">
            <text:p>02_Received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2_Received" calcext:value-type="string">
            <text:p>02_Received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2_Received" calcext:value-type="string">
            <text:p>02_Received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2_Received" calcext:value-type="string">
            <text:p>02_Received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2_Received" calcext:value-type="string">
            <text:p>02_Received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2_Received" calcext:value-type="string">
            <text:p>02_Received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2_Received" calcext:value-type="string">
            <text:p>02_Received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2_Received" calcext:value-type="string">
            <text:p>02_Received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2_Received" calcext:value-type="string">
            <text:p>02_Received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2_Received" calcext:value-type="string">
            <text:p>02_Received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2_Received" calcext:value-type="string">
            <text:p>02_Received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2_Received" calcext:value-type="string">
            <text:p>02_Received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2_Received" calcext:value-type="string">
            <text:p>02_Received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2_Received" calcext:value-type="string">
            <text:p>02_Received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2_Received" calcext:value-type="string">
            <text:p>02_Received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2_Received" calcext:value-type="string">
            <text:p>02_Received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2_Received" calcext:value-type="string">
            <text:p>02_Received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2_Received" calcext:value-type="string">
            <text:p>02_Received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2_Received" calcext:value-type="string">
            <text:p>02_Received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2_Received" calcext:value-type="string">
            <text:p>02_Received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2_Received" calcext:value-type="string">
            <text:p>02_Received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2_Received" calcext:value-type="string">
            <text:p>02_Received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2_Received" calcext:value-type="string">
            <text:p>02_Received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2_Received" calcext:value-type="string">
            <text:p>02_Received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2_Received" calcext:value-type="string">
            <text:p>02_Received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2_Received" calcext:value-type="string">
            <text:p>02_Received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2_Received" calcext:value-type="string">
            <text:p>02_Received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2_Received" calcext:value-type="string">
            <text:p>02_Received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2_Received" calcext:value-type="string">
            <text:p>02_Received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2_Received" calcext:value-type="string">
            <text:p>02_Received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2_Received" calcext:value-type="string">
            <text:p>02_Received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2_Received" calcext:value-type="string">
            <text:p>02_Received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2_Received" calcext:value-type="string">
            <text:p>02_Received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2_Received" calcext:value-type="string">
            <text:p>02_Received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2_Received" calcext:value-type="string">
            <text:p>02_Received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2_Received" calcext:value-type="string">
            <text:p>02_Received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2_Received" calcext:value-type="string">
            <text:p>02_Received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2_Received" calcext:value-type="string">
            <text:p>02_Received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2_Received" calcext:value-type="string">
            <text:p>02_Received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2_Received" calcext:value-type="string">
            <text:p>02_Received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2_Received" calcext:value-type="string">
            <text:p>02_Received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2_Received" calcext:value-type="string">
            <text:p>02_Received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2_Received" calcext:value-type="string">
            <text:p>02_Received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2_Received" calcext:value-type="string">
            <text:p>02_Received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2_Received" calcext:value-type="string">
            <text:p>02_Received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2_Received" calcext:value-type="string">
            <text:p>02_Received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2_Received" calcext:value-type="string">
            <text:p>02_Received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2_Received" calcext:value-type="string">
            <text:p>02_Received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2_Received" calcext:value-type="string">
            <text:p>02_Received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2_Received" calcext:value-type="string">
            <text:p>02_Received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2_Received" calcext:value-type="string">
            <text:p>02_Received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2_Received" calcext:value-type="string">
            <text:p>02_Received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2_Received" calcext:value-type="string">
            <text:p>02_Received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2_Received" calcext:value-type="string">
            <text:p>02_Received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2_Received" calcext:value-type="string">
            <text:p>02_Received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2_Received" calcext:value-type="string">
            <text:p>02_Received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2_Received" calcext:value-type="string">
            <text:p>02_Received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2_Received" calcext:value-type="string">
            <text:p>02_Received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2_Received" calcext:value-type="string">
            <text:p>02_Received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2_Received" calcext:value-type="string">
            <text:p>02_Received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2_Received" calcext:value-type="string">
            <text:p>02_Received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2_Received" calcext:value-type="string">
            <text:p>02_Received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2_Received" calcext:value-type="string">
            <text:p>02_Received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2_Received" calcext:value-type="string">
            <text:p>02_Received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2_Received" calcext:value-type="string">
            <text:p>02_Received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2_Received" calcext:value-type="string">
            <text:p>02_Received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2_Received" calcext:value-type="string">
            <text:p>02_Received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2_Received" calcext:value-type="string">
            <text:p>02_Received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2_Received" calcext:value-type="string">
            <text:p>02_Received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2_Received" calcext:value-type="string">
            <text:p>02_Received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2_Received" calcext:value-type="string">
            <text:p>02_Received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2_Received" calcext:value-type="string">
            <text:p>02_Received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2_Received" calcext:value-type="string">
            <text:p>02_Received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2_Received" calcext:value-type="string">
            <text:p>02_Received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2_Received" calcext:value-type="string">
            <text:p>02_Received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2_Received" calcext:value-type="string">
            <text:p>02_Received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2_Received" calcext:value-type="string">
            <text:p>02_Received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2_Received" calcext:value-type="string">
            <text:p>02_Received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2_Received" calcext:value-type="string">
            <text:p>02_Received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2_Received" calcext:value-type="string">
            <text:p>02_Received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2_Received" calcext:value-type="string">
            <text:p>02_Received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2_Received" calcext:value-type="string">
            <text:p>02_Received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2_Received" calcext:value-type="string">
            <text:p>02_Received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2_Received" calcext:value-type="string">
            <text:p>02_Received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2_Received" calcext:value-type="string">
            <text:p>02_Received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2_Received" calcext:value-type="string">
            <text:p>02_Received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2_Received" calcext:value-type="string">
            <text:p>02_Received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2_Received" calcext:value-type="string">
            <text:p>02_Received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2_Received" calcext:value-type="string">
            <text:p>02_Received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2_Received" calcext:value-type="string">
            <text:p>02_Received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2_Received" calcext:value-type="string">
            <text:p>02_Received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2_Received" calcext:value-type="string">
            <text:p>02_Received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2_Received" calcext:value-type="string">
            <text:p>02_Received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2_Received" calcext:value-type="string">
            <text:p>02_Received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2_Received" calcext:value-type="string">
            <text:p>02_Received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2_Received" calcext:value-type="string">
            <text:p>02_Received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2_Received" calcext:value-type="string">
            <text:p>02_Received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2_Received" calcext:value-type="string">
            <text:p>02_Received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2_Received" calcext:value-type="string">
            <text:p>02_Received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2_Received" calcext:value-type="string">
            <text:p>02_Received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2_Received" calcext:value-type="string">
            <text:p>02_Received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2_Received" calcext:value-type="string">
            <text:p>02_Received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2_Received" calcext:value-type="string">
            <text:p>02_Received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2_Received" calcext:value-type="string">
            <text:p>02_Received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2_Received" calcext:value-type="string">
            <text:p>02_Received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2_Received" calcext:value-type="string">
            <text:p>02_Received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2_Received" calcext:value-type="string">
            <text:p>02_Received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2_Received" calcext:value-type="string">
            <text:p>02_Received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2_Received" calcext:value-type="string">
            <text:p>02_Received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2_Received" calcext:value-type="string">
            <text:p>02_Received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2_Received" calcext:value-type="string">
            <text:p>02_Received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2_Received" calcext:value-type="string">
            <text:p>02_Received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2_Received" calcext:value-type="string">
            <text:p>02_Received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2_Received" calcext:value-type="string">
            <text:p>02_Received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2_Received" calcext:value-type="string">
            <text:p>02_Received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2_Received" calcext:value-type="string">
            <text:p>02_Received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2_Received" calcext:value-type="string">
            <text:p>02_Received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2_Received" calcext:value-type="string">
            <text:p>02_Received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2_Received" calcext:value-type="string">
            <text:p>02_Received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2_Received" calcext:value-type="string">
            <text:p>02_Received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2_Received" calcext:value-type="string">
            <text:p>02_Received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2_Received" calcext:value-type="string">
            <text:p>02_Received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2_Received" calcext:value-type="string">
            <text:p>02_Received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2_Received" calcext:value-type="string">
            <text:p>02_Received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2_Received" calcext:value-type="string">
            <text:p>02_Received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2_Received" calcext:value-type="string">
            <text:p>02_Received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2_Received" calcext:value-type="string">
            <text:p>02_Received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2_Received" calcext:value-type="string">
            <text:p>02_Received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2_Received" calcext:value-type="string">
            <text:p>02_Received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2_Received" calcext:value-type="string">
            <text:p>02_Received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2_Received" calcext:value-type="string">
            <text:p>02_Received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2_Received" calcext:value-type="string">
            <text:p>02_Received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2_Received" calcext:value-type="string">
            <text:p>02_Received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2_Received" calcext:value-type="string">
            <text:p>02_Received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2_Received" calcext:value-type="string">
            <text:p>02_Received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2_Received" calcext:value-type="string">
            <text:p>02_Received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2_Received" calcext:value-type="string">
            <text:p>02_Received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2_Received" calcext:value-type="string">
            <text:p>02_Received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2_Received" calcext:value-type="string">
            <text:p>02_Received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2_Received" calcext:value-type="string">
            <text:p>02_Received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2_Received" calcext:value-type="string">
            <text:p>02_Received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2_Received" calcext:value-type="string">
            <text:p>02_Received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2_Received" calcext:value-type="string">
            <text:p>02_Received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2_Received" calcext:value-type="string">
            <text:p>02_Received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2_Received" calcext:value-type="string">
            <text:p>02_Received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2_Received" calcext:value-type="string">
            <text:p>02_Received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2_Received" calcext:value-type="string">
            <text:p>02_Received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2_Received" calcext:value-type="string">
            <text:p>02_Received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2_Received" calcext:value-type="string">
            <text:p>02_Received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2_Received" calcext:value-type="string">
            <text:p>02_Received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2_Received" calcext:value-type="string">
            <text:p>02_Received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2_Received" calcext:value-type="string">
            <text:p>02_Received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2_Received" calcext:value-type="string">
            <text:p>02_Received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2_Received" calcext:value-type="string">
            <text:p>02_Received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2_Received" calcext:value-type="string">
            <text:p>02_Received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2_Received" calcext:value-type="string">
            <text:p>02_Received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2_Received" calcext:value-type="string">
            <text:p>02_Received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2_Received" calcext:value-type="string">
            <text:p>02_Received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2_Received" calcext:value-type="string">
            <text:p>02_Received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2_Received" calcext:value-type="string">
            <text:p>02_Received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2_Received" calcext:value-type="string">
            <text:p>02_Received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2_Received" calcext:value-type="string">
            <text:p>02_Received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2_Received" calcext:value-type="string">
            <text:p>02_Received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2_Received" calcext:value-type="string">
            <text:p>02_Received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2_Received" calcext:value-type="string">
            <text:p>02_Received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2_Received" calcext:value-type="string">
            <text:p>02_Received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2_Received" calcext:value-type="string">
            <text:p>02_Received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2_Received" calcext:value-type="string">
            <text:p>02_Received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2_Received" calcext:value-type="string">
            <text:p>02_Received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2_Received" calcext:value-type="string">
            <text:p>02_Received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2_Received" calcext:value-type="string">
            <text:p>02_Received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2_Received" calcext:value-type="string">
            <text:p>02_Received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2_Received" calcext:value-type="string">
            <text:p>02_Received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2_Received" calcext:value-type="string">
            <text:p>02_Received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2_Received" calcext:value-type="string">
            <text:p>02_Received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2_Received" calcext:value-type="string">
            <text:p>02_Received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2_Received" calcext:value-type="string">
            <text:p>02_Received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2_Received" calcext:value-type="string">
            <text:p>02_Received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2_Received" calcext:value-type="string">
            <text:p>02_Received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2_Received" calcext:value-type="string">
            <text:p>02_Received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2_Received" calcext:value-type="string">
            <text:p>02_Received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2_Received" calcext:value-type="string">
            <text:p>02_Received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2_Received" calcext:value-type="string">
            <text:p>02_Received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2_Received" calcext:value-type="string">
            <text:p>02_Received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2_Received" calcext:value-type="string">
            <text:p>02_Received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2_Received" calcext:value-type="string">
            <text:p>02_Received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2_Received" calcext:value-type="string">
            <text:p>02_Received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2_Received" calcext:value-type="string">
            <text:p>02_Received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2_Received" calcext:value-type="string">
            <text:p>02_Received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2_Received" calcext:value-type="string">
            <text:p>02_Received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2_Received" calcext:value-type="string">
            <text:p>02_Received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2_Received" calcext:value-type="string">
            <text:p>02_Received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2_Received" calcext:value-type="string">
            <text:p>02_Received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2_Received" calcext:value-type="string">
            <text:p>02_Received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2_Received" calcext:value-type="string">
            <text:p>02_Received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2_Received" calcext:value-type="string">
            <text:p>02_Received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2_Received" calcext:value-type="string">
            <text:p>02_Received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2_Received" calcext:value-type="string">
            <text:p>02_Received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2_Received" calcext:value-type="string">
            <text:p>02_Received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2_Received" calcext:value-type="string">
            <text:p>02_Received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2_Received" calcext:value-type="string">
            <text:p>02_Received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2_Received" calcext:value-type="string">
            <text:p>02_Received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2_Received" calcext:value-type="string">
            <text:p>02_Received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2_Received" calcext:value-type="string">
            <text:p>02_Received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2_Received" calcext:value-type="string">
            <text:p>02_Received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2_Received" calcext:value-type="string">
            <text:p>02_Received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2_Received" calcext:value-type="string">
            <text:p>02_Received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2_Received" calcext:value-type="string">
            <text:p>02_Received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2_Received" calcext:value-type="string">
            <text:p>02_Received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2_Received" calcext:value-type="string">
            <text:p>02_Received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2_Received" calcext:value-type="string">
            <text:p>02_Received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2_Received" calcext:value-type="string">
            <text:p>02_Received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2_Received" calcext:value-type="string">
            <text:p>02_Received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2_Received" calcext:value-type="string">
            <text:p>02_Received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2_Received" calcext:value-type="string">
            <text:p>02_Received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2_Received" calcext:value-type="string">
            <text:p>02_Received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2_Received" calcext:value-type="string">
            <text:p>02_Received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2_Received" calcext:value-type="string">
            <text:p>02_Received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2_Received" calcext:value-type="string">
            <text:p>02_Received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2_Received" calcext:value-type="string">
            <text:p>02_Received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2_Received" calcext:value-type="string">
            <text:p>02_Received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2_Received" calcext:value-type="string">
            <text:p>02_Received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2_Received" calcext:value-type="string">
            <text:p>02_Received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2_Received" calcext:value-type="string">
            <text:p>02_Received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2_Received" calcext:value-type="string">
            <text:p>02_Received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2_Received" calcext:value-type="string">
            <text:p>02_Received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2_Received" calcext:value-type="string">
            <text:p>02_Received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2_Received" calcext:value-type="string">
            <text:p>02_Received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2_Received" calcext:value-type="string">
            <text:p>02_Received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2_Received" calcext:value-type="string">
            <text:p>02_Received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2_Received" calcext:value-type="string">
            <text:p>02_Received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2_Received" calcext:value-type="string">
            <text:p>02_Received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2_Received" calcext:value-type="string">
            <text:p>02_Received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2_Received" calcext:value-type="string">
            <text:p>02_Received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2_Received" calcext:value-type="string">
            <text:p>02_Received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2_Received" calcext:value-type="string">
            <text:p>02_Received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2_Received" calcext:value-type="string">
            <text:p>02_Received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2_Received" calcext:value-type="string">
            <text:p>02_Received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2_Received" calcext:value-type="string">
            <text:p>02_Received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2_Received" calcext:value-type="string">
            <text:p>02_Received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2_Received" calcext:value-type="string">
            <text:p>02_Received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2_Received" calcext:value-type="string">
            <text:p>02_Received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2_Received" calcext:value-type="string">
            <text:p>02_Received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2_Received" calcext:value-type="string">
            <text:p>02_Received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2_Received" calcext:value-type="string">
            <text:p>02_Received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2_Received" calcext:value-type="string">
            <text:p>02_Received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2_Received" calcext:value-type="string">
            <text:p>02_Received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2_Received" calcext:value-type="string">
            <text:p>02_Received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2_Received" calcext:value-type="string">
            <text:p>02_Received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2_Received" calcext:value-type="string">
            <text:p>02_Received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2_Received" calcext:value-type="string">
            <text:p>02_Received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2_Received" calcext:value-type="string">
            <text:p>02_Received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2_Received" calcext:value-type="string">
            <text:p>02_Received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2_Received" calcext:value-type="string">
            <text:p>02_Received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2_Received" calcext:value-type="string">
            <text:p>02_Received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2_Received" calcext:value-type="string">
            <text:p>02_Received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2_Received" calcext:value-type="string">
            <text:p>02_Received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2_Received" calcext:value-type="string">
            <text:p>02_Received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2_Received" calcext:value-type="string">
            <text:p>02_Received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2_Received" calcext:value-type="string">
            <text:p>02_Received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2_Received" calcext:value-type="string">
            <text:p>02_Received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2_Received" calcext:value-type="string">
            <text:p>02_Received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2_Received" calcext:value-type="string">
            <text:p>02_Received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2_Received" calcext:value-type="string">
            <text:p>02_Received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2_Received" calcext:value-type="string">
            <text:p>02_Received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2_Received" calcext:value-type="string">
            <text:p>02_Received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2_Received" calcext:value-type="string">
            <text:p>02_Received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2_Received" calcext:value-type="string">
            <text:p>02_Received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2_Received" calcext:value-type="string">
            <text:p>02_Received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2_Received" calcext:value-type="string">
            <text:p>02_Received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2_Received" calcext:value-type="string">
            <text:p>02_Received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2_Received" calcext:value-type="string">
            <text:p>02_Received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2_Received" calcext:value-type="string">
            <text:p>02_Received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2_Received" calcext:value-type="string">
            <text:p>02_Received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2_Received" calcext:value-type="string">
            <text:p>02_Received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2_Received" calcext:value-type="string">
            <text:p>02_Received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2_Received" calcext:value-type="string">
            <text:p>02_Received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2_Received" calcext:value-type="string">
            <text:p>02_Received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2_Received" calcext:value-type="string">
            <text:p>02_Received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2_Received" calcext:value-type="string">
            <text:p>02_Received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2_Received" calcext:value-type="string">
            <text:p>02_Received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2_Received" calcext:value-type="string">
            <text:p>02_Received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2_Received" calcext:value-type="string">
            <text:p>02_Received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2_Received" calcext:value-type="string">
            <text:p>02_Received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2_Received" calcext:value-type="string">
            <text:p>02_Received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2_Received" calcext:value-type="string">
            <text:p>02_Received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2_Received" calcext:value-type="string">
            <text:p>02_Received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2_Received" calcext:value-type="string">
            <text:p>02_Received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2_Received" calcext:value-type="string">
            <text:p>02_Received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2_Received" calcext:value-type="string">
            <text:p>02_Received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2_Received" calcext:value-type="string">
            <text:p>02_Received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2_Received" calcext:value-type="string">
            <text:p>02_Received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2_Received" calcext:value-type="string">
            <text:p>02_Received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2_Received" calcext:value-type="string">
            <text:p>02_Received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2_Received" calcext:value-type="string">
            <text:p>02_Received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2_Received" calcext:value-type="string">
            <text:p>02_Received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2_Received" calcext:value-type="string">
            <text:p>02_Received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2_Received" calcext:value-type="string">
            <text:p>02_Received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2_Received" calcext:value-type="string">
            <text:p>02_Received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2_Received" calcext:value-type="string">
            <text:p>02_Received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2_Received" calcext:value-type="string">
            <text:p>02_Received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2_Received" calcext:value-type="string">
            <text:p>02_Received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2_Received" calcext:value-type="string">
            <text:p>02_Received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2_Received" calcext:value-type="string">
            <text:p>02_Received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2_Received" calcext:value-type="string">
            <text:p>02_Received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2_Received" calcext:value-type="string">
            <text:p>02_Received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2_Received" calcext:value-type="string">
            <text:p>02_Received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2_Received" calcext:value-type="string">
            <text:p>02_Received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2_Received" calcext:value-type="string">
            <text:p>02_Received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2_Received" calcext:value-type="string">
            <text:p>02_Received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2_Received" calcext:value-type="string">
            <text:p>02_Received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2_Received" calcext:value-type="string">
            <text:p>02_Received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2_Received" calcext:value-type="string">
            <text:p>02_Received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2_Received" calcext:value-type="string">
            <text:p>02_Received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2_Received" calcext:value-type="string">
            <text:p>02_Received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2_Received" calcext:value-type="string">
            <text:p>02_Received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2_Received" calcext:value-type="string">
            <text:p>02_Received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2_Received" calcext:value-type="string">
            <text:p>02_Received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2_Received" calcext:value-type="string">
            <text:p>02_Received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2_Received" calcext:value-type="string">
            <text:p>02_Received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2_Received" calcext:value-type="string">
            <text:p>02_Received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2_Received" calcext:value-type="string">
            <text:p>02_Received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2_Received" calcext:value-type="string">
            <text:p>02_Received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2_Received" calcext:value-type="string">
            <text:p>02_Received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2_Received" calcext:value-type="string">
            <text:p>02_Received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2_Received" calcext:value-type="string">
            <text:p>02_Received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2_Received" calcext:value-type="string">
            <text:p>02_Received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2_Received" calcext:value-type="string">
            <text:p>02_Received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2_Received" calcext:value-type="string">
            <text:p>02_Received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2_Received" calcext:value-type="string">
            <text:p>02_Received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2_Received" calcext:value-type="string">
            <text:p>02_Received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2_Received" calcext:value-type="string">
            <text:p>02_Received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2_Received" calcext:value-type="string">
            <text:p>02_Received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2_Received" calcext:value-type="string">
            <text:p>02_Received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2_Received" calcext:value-type="string">
            <text:p>02_Received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2_Received" calcext:value-type="string">
            <text:p>02_Received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2_Received" calcext:value-type="string">
            <text:p>02_Received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2_Received" calcext:value-type="string">
            <text:p>02_Received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2_Received" calcext:value-type="string">
            <text:p>02_Received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2_Received" calcext:value-type="string">
            <text:p>02_Received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2_Received" calcext:value-type="string">
            <text:p>02_Received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2_Received" calcext:value-type="string">
            <text:p>02_Received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2_Received" calcext:value-type="string">
            <text:p>02_Received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2_Received" calcext:value-type="string">
            <text:p>02_Received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2_Received" calcext:value-type="string">
            <text:p>02_Received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2_Received" calcext:value-type="string">
            <text:p>02_Received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2_Received" calcext:value-type="string">
            <text:p>02_Received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2_Received" calcext:value-type="string">
            <text:p>02_Received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2_Received" calcext:value-type="string">
            <text:p>02_Received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2_Received" calcext:value-type="string">
            <text:p>02_Received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2_Received" calcext:value-type="string">
            <text:p>02_Received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2_Received" calcext:value-type="string">
            <text:p>02_Received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2_Received" calcext:value-type="string">
            <text:p>02_Received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2_Received" calcext:value-type="string">
            <text:p>02_Received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2_Received" calcext:value-type="string">
            <text:p>02_Received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2_Received" calcext:value-type="string">
            <text:p>02_Received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2_Received" calcext:value-type="string">
            <text:p>02_Received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2_Received" calcext:value-type="string">
            <text:p>02_Received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2_Received" calcext:value-type="string">
            <text:p>02_Received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2_Received" calcext:value-type="string">
            <text:p>02_Received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2_Received" calcext:value-type="string">
            <text:p>02_Received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2_Received" calcext:value-type="string">
            <text:p>02_Received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2_Received" calcext:value-type="string">
            <text:p>02_Received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2_Received" calcext:value-type="string">
            <text:p>02_Received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2_Received" calcext:value-type="string">
            <text:p>02_Received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2_Received" calcext:value-type="string">
            <text:p>02_Received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2_Received" calcext:value-type="string">
            <text:p>02_Received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2_Received" calcext:value-type="string">
            <text:p>02_Received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2_Received" calcext:value-type="string">
            <text:p>02_Received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2_Received" calcext:value-type="string">
            <text:p>02_Received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2_Received" calcext:value-type="string">
            <text:p>02_Received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2_Received" calcext:value-type="string">
            <text:p>02_Received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2_Received" calcext:value-type="string">
            <text:p>02_Received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2_Received" calcext:value-type="string">
            <text:p>02_Received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2_Received" calcext:value-type="string">
            <text:p>02_Received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2_Received" calcext:value-type="string">
            <text:p>02_Received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2_Received" calcext:value-type="string">
            <text:p>02_Received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2_Received" calcext:value-type="string">
            <text:p>02_Received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2_Received" calcext:value-type="string">
            <text:p>02_Received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2_Received" calcext:value-type="string">
            <text:p>02_Received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2_Received" calcext:value-type="string">
            <text:p>02_Received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2_Received" calcext:value-type="string">
            <text:p>02_Received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2_Received" calcext:value-type="string">
            <text:p>02_Received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2_Received" calcext:value-type="string">
            <text:p>02_Received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2_Received" calcext:value-type="string">
            <text:p>02_Received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2_Received" calcext:value-type="string">
            <text:p>02_Received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2_Received" calcext:value-type="string">
            <text:p>02_Received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2_Received" calcext:value-type="string">
            <text:p>02_Received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2_Received" calcext:value-type="string">
            <text:p>02_Received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2_Received" calcext:value-type="string">
            <text:p>02_Received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2_Received" calcext:value-type="string">
            <text:p>02_Received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2_Received" calcext:value-type="string">
            <text:p>02_Received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2_Received" calcext:value-type="string">
            <text:p>02_Received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2_Received" calcext:value-type="string">
            <text:p>02_Received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2_Received" calcext:value-type="string">
            <text:p>02_Received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2_Received" calcext:value-type="string">
            <text:p>02_Received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2_Received" calcext:value-type="string">
            <text:p>02_Received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2_Received" calcext:value-type="string">
            <text:p>02_Received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2_Received" calcext:value-type="string">
            <text:p>02_Received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2_Received" calcext:value-type="string">
            <text:p>02_Received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2_Received" calcext:value-type="string">
            <text:p>02_Received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2_Received" calcext:value-type="string">
            <text:p>02_Received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2_Received" calcext:value-type="string">
            <text:p>02_Received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2_Received" calcext:value-type="string">
            <text:p>02_Received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2_Received" calcext:value-type="string">
            <text:p>02_Received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2_Received" calcext:value-type="string">
            <text:p>02_Received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2_Received" calcext:value-type="string">
            <text:p>02_Received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2_Received" calcext:value-type="string">
            <text:p>02_Received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2_Received" calcext:value-type="string">
            <text:p>02_Received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2_Received" calcext:value-type="string">
            <text:p>02_Received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2_Received" calcext:value-type="string">
            <text:p>02_Received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2_Received" calcext:value-type="string">
            <text:p>02_Received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2_Received" calcext:value-type="string">
            <text:p>02_Received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2_Received" calcext:value-type="string">
            <text:p>02_Received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2_Received" calcext:value-type="string">
            <text:p>02_Received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2_Received" calcext:value-type="string">
            <text:p>02_Received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2_Received" calcext:value-type="string">
            <text:p>02_Received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2_Received" calcext:value-type="string">
            <text:p>02_Received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2_Received" calcext:value-type="string">
            <text:p>02_Received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2_Received" calcext:value-type="string">
            <text:p>02_Received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2_Received" calcext:value-type="string">
            <text:p>02_Received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2_Received" calcext:value-type="string">
            <text:p>02_Received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2_Received" calcext:value-type="string">
            <text:p>02_Received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2_Received" calcext:value-type="string">
            <text:p>02_Received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2_Received" calcext:value-type="string">
            <text:p>02_Received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2_Received" calcext:value-type="string">
            <text:p>02_Received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2_Received" calcext:value-type="string">
            <text:p>02_Received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2_Received" calcext:value-type="string">
            <text:p>02_Received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2_Received" calcext:value-type="string">
            <text:p>02_Received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2_Received" calcext:value-type="string">
            <text:p>02_Received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2_Received" calcext:value-type="string">
            <text:p>02_Received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2_Received" calcext:value-type="string">
            <text:p>02_Received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2_Received" calcext:value-type="string">
            <text:p>02_Received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2_Received" calcext:value-type="string">
            <text:p>02_Received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2_Received" calcext:value-type="string">
            <text:p>02_Received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2_Received" calcext:value-type="string">
            <text:p>02_Received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2_Received" calcext:value-type="string">
            <text:p>02_Received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2_Received" calcext:value-type="string">
            <text:p>02_Received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2_Received" calcext:value-type="string">
            <text:p>02_Received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2_Received" calcext:value-type="string">
            <text:p>02_Received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2_Received" calcext:value-type="string">
            <text:p>02_Received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2_Received" calcext:value-type="string">
            <text:p>02_Received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2_Received" calcext:value-type="string">
            <text:p>02_Received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2_Received" calcext:value-type="string">
            <text:p>02_Received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2_Received" calcext:value-type="string">
            <text:p>02_Received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2_Received" calcext:value-type="string">
            <text:p>02_Received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2_Received" calcext:value-type="string">
            <text:p>02_Received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2_Received" calcext:value-type="string">
            <text:p>02_Received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2_Received" calcext:value-type="string">
            <text:p>02_Received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2_Received" calcext:value-type="string">
            <text:p>02_Received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2_Received" calcext:value-type="string">
            <text:p>02_Received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2_Received" calcext:value-type="string">
            <text:p>02_Received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2_Received" calcext:value-type="string">
            <text:p>02_Received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2_Received" calcext:value-type="string">
            <text:p>02_Received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2_Received" calcext:value-type="string">
            <text:p>02_Received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2_Received" calcext:value-type="string">
            <text:p>02_Received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2_Received" calcext:value-type="string">
            <text:p>02_Received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2_Received" calcext:value-type="string">
            <text:p>02_Received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2_Received" calcext:value-type="string">
            <text:p>02_Received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2_Received" calcext:value-type="string">
            <text:p>02_Received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2_Received" calcext:value-type="string">
            <text:p>02_Received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2_Received" calcext:value-type="string">
            <text:p>02_Received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2_Received" calcext:value-type="string">
            <text:p>02_Received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2_Received" calcext:value-type="string">
            <text:p>02_Received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2_Received" calcext:value-type="string">
            <text:p>02_Received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2_Received" calcext:value-type="string">
            <text:p>02_Received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2_Received" calcext:value-type="string">
            <text:p>02_Received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2_Received" calcext:value-type="string">
            <text:p>02_Received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2_Received" calcext:value-type="string">
            <text:p>02_Received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2_Received" calcext:value-type="string">
            <text:p>02_Received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2_Received" calcext:value-type="string">
            <text:p>02_Received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2_Received" calcext:value-type="string">
            <text:p>02_Received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2_Received" calcext:value-type="string">
            <text:p>02_Received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2_Received" calcext:value-type="string">
            <text:p>02_Received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2_Received" calcext:value-type="string">
            <text:p>02_Received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2_Received" calcext:value-type="string">
            <text:p>02_Received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2_Received" calcext:value-type="string">
            <text:p>02_Received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2_Received" calcext:value-type="string">
            <text:p>02_Received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2_Received" calcext:value-type="string">
            <text:p>02_Received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2_Received" calcext:value-type="string">
            <text:p>02_Received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2_Received" calcext:value-type="string">
            <text:p>02_Received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2_Received" calcext:value-type="string">
            <text:p>02_Received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2_Received" calcext:value-type="string">
            <text:p>02_Received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2_Received" calcext:value-type="string">
            <text:p>02_Received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2_Received" calcext:value-type="string">
            <text:p>02_Received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2_Received" calcext:value-type="string">
            <text:p>02_Received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2_Received" calcext:value-type="string">
            <text:p>02_Received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2_Received" calcext:value-type="string">
            <text:p>02_Received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2_Received" calcext:value-type="string">
            <text:p>02_Received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2_Received" calcext:value-type="string">
            <text:p>02_Received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2_Received" calcext:value-type="string">
            <text:p>02_Received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2_Received" calcext:value-type="string">
            <text:p>02_Received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2_Received" calcext:value-type="string">
            <text:p>02_Received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2_Received" calcext:value-type="string">
            <text:p>02_Received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2_Received" calcext:value-type="string">
            <text:p>02_Received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2_Received" calcext:value-type="string">
            <text:p>02_Received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2_Received" calcext:value-type="string">
            <text:p>02_Received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2_Received" calcext:value-type="string">
            <text:p>02_Received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2_Received" calcext:value-type="string">
            <text:p>02_Received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2_Received" calcext:value-type="string">
            <text:p>02_Received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2_Received" calcext:value-type="string">
            <text:p>02_Received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2_Received" calcext:value-type="string">
            <text:p>02_Received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2_Received" calcext:value-type="string">
            <text:p>02_Received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2_Received" calcext:value-type="string">
            <text:p>02_Received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2_Received" calcext:value-type="string">
            <text:p>02_Received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2_Received" calcext:value-type="string">
            <text:p>02_Received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2_Received" calcext:value-type="string">
            <text:p>02_Received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2_Received" calcext:value-type="string">
            <text:p>02_Received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2_Received" calcext:value-type="string">
            <text:p>02_Received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2_Received" calcext:value-type="string">
            <text:p>02_Received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2_Received" calcext:value-type="string">
            <text:p>02_Received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2_Received" calcext:value-type="string">
            <text:p>02_Received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2_Received" calcext:value-type="string">
            <text:p>02_Received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2_Received" calcext:value-type="string">
            <text:p>02_Received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2_Received" calcext:value-type="string">
            <text:p>02_Received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2_Received" calcext:value-type="string">
            <text:p>02_Received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2_Received" calcext:value-type="string">
            <text:p>02_Received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2_Received" calcext:value-type="string">
            <text:p>02_Received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2_Received" calcext:value-type="string">
            <text:p>02_Received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2_Received" calcext:value-type="string">
            <text:p>02_Received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2_Received" calcext:value-type="string">
            <text:p>02_Received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2_Received" calcext:value-type="string">
            <text:p>02_Received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2_Received" calcext:value-type="string">
            <text:p>02_Received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2_Received" calcext:value-type="string">
            <text:p>02_Received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2_Received" calcext:value-type="string">
            <text:p>02_Received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2_Received" calcext:value-type="string">
            <text:p>02_Received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2_Received" calcext:value-type="string">
            <text:p>02_Received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2_Received" calcext:value-type="string">
            <text:p>02_Received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2_Received" calcext:value-type="string">
            <text:p>02_Received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2_Received" calcext:value-type="string">
            <text:p>02_Received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2_Received" calcext:value-type="string">
            <text:p>02_Received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2_Received" calcext:value-type="string">
            <text:p>02_Received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2_Received" calcext:value-type="string">
            <text:p>02_Received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2_Received" calcext:value-type="string">
            <text:p>02_Received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2_Received" calcext:value-type="string">
            <text:p>02_Received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2_Received" calcext:value-type="string">
            <text:p>02_Received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2_Received" calcext:value-type="string">
            <text:p>02_Received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2_Received" calcext:value-type="string">
            <text:p>02_Received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2_Received" calcext:value-type="string">
            <text:p>02_Received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2_Received" calcext:value-type="string">
            <text:p>02_Received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2_Received" calcext:value-type="string">
            <text:p>02_Received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2_Received" calcext:value-type="string">
            <text:p>02_Received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2_Received" calcext:value-type="string">
            <text:p>02_Received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2_Received" calcext:value-type="string">
            <text:p>02_Received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2_Received" calcext:value-type="string">
            <text:p>02_Received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2_Received" calcext:value-type="string">
            <text:p>02_Received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2_Received" calcext:value-type="string">
            <text:p>02_Received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2_Received" calcext:value-type="string">
            <text:p>02_Received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2_Received" calcext:value-type="string">
            <text:p>02_Received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2_Received" calcext:value-type="string">
            <text:p>02_Received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2_Received" calcext:value-type="string">
            <text:p>02_Received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2_Received" calcext:value-type="string">
            <text:p>02_Received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2_Received" calcext:value-type="string">
            <text:p>02_Received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2_Received" calcext:value-type="string">
            <text:p>02_Received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2_Received" calcext:value-type="string">
            <text:p>02_Received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2_Received" calcext:value-type="string">
            <text:p>02_Received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2_Received" calcext:value-type="string">
            <text:p>02_Received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2_Received" calcext:value-type="string">
            <text:p>02_Received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2_Received" calcext:value-type="string">
            <text:p>02_Received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2_Received" calcext:value-type="string">
            <text:p>02_Received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2_Received" calcext:value-type="string">
            <text:p>02_Received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2_Received" calcext:value-type="string">
            <text:p>02_Received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2_Received" calcext:value-type="string">
            <text:p>02_Received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2_Received" calcext:value-type="string">
            <text:p>02_Received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2_Received" calcext:value-type="string">
            <text:p>02_Received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2_Received" calcext:value-type="string">
            <text:p>02_Received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2_Received" calcext:value-type="string">
            <text:p>02_Received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2_Received" calcext:value-type="string">
            <text:p>02_Received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2_Received" calcext:value-type="string">
            <text:p>02_Received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2_Received" calcext:value-type="string">
            <text:p>02_Received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2_Received" calcext:value-type="string">
            <text:p>02_Received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2_Received" calcext:value-type="string">
            <text:p>02_Received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2_Received" calcext:value-type="string">
            <text:p>02_Received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2_Received" calcext:value-type="string">
            <text:p>02_Received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</number:time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7:03:43.149127821</dc:date>
    <meta:generator>LibreOffice/7.3.7.2$Linux_X86_64 LibreOffice_project/30$Build-2</meta:generator>
    <meta:editing-duration>PT4H15M45S</meta:editing-duration>
    <meta:editing-cycles>65</meta:editing-cycles>
    <meta:document-statistic meta:table-count="4" meta:cell-count="22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